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background-color="#ccccff"/>
    </style:style>
    <style:style style:name="ce3" style:family="table-cell" style:parent-style-name="Default" style:data-style-name="N2">
      <style:table-cell-properties fo:background-color="#666666"/>
    </style:style>
    <style:style style:name="ce4" style:family="table-cell" style:parent-style-name="Default" style:data-style-name="N2">
      <style:table-cell-properties fo:background-color="#cccccc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6e6ff"/>
    </style:style>
    <style:style style:name="ce7" style:family="table-cell" style:parent-style-name="Default">
      <style:table-cell-properties fo:background-color="#ff6309"/>
    </style:style>
    <style:style style:name="ce8" style:family="table-cell" style:parent-style-name="Default" style:data-style-name="N2">
      <style:table-cell-properties fo:background-color="#e6e6ff"/>
    </style:style>
    <style:style style:name="ce9" style:family="table-cell" style:parent-style-name="Default" style:data-style-name="N2">
      <style:table-cell-properties fo:background-color="#ff6309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9" table:default-cell-style-name="ce1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12">
            <text:p>12.00</text:p>
          </table:table-cell>
          <table:table-cell office:value-type="float" office:value="24">
            <text:p>24.00</text:p>
          </table:table-cell>
          <table:table-cell office:value-type="float" office:value="48">
            <text:p>48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.00</text:p>
          </table:table-cell>
          <table:table-cell/>
          <table:table-cell office:value-type="string">
            <text:p>Dominios</text:p>
          </table:table-cell>
          <table:table-cell office:value-type="float" office:value="1">
            <text:p>1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4]" office:value-type="float" office:value="5">
            <text:p>5.00</text:p>
          </table:table-cell>
          <table:table-cell table:formula="of:=[.C5] *  [.B5] * 12" office:value-type="float" office:value="240">
            <text:p>240.00</text:p>
          </table:table-cell>
          <table:table-cell table:style-name="ce2" office:value-type="float" office:value="1">
            <text:p>1.00</text:p>
          </table:table-cell>
          <table:table-cell table:style-name="ce2" table:formula="of:=[.$D5] * POWER(3/2;[.F$4]-1)*[.$E5]" office:value-type="float" office:value="240">
            <text:p>240.00</text:p>
          </table:table-cell>
          <table:table-cell table:style-name="ce2" table:formula="of:=[.$D5] * POWER(3/2;[.G$4]-1)*[.$E5]" office:value-type="float" office:value="360">
            <text:p>360.00</text:p>
          </table:table-cell>
          <table:table-cell table:style-name="ce2" table:formula="of:=[.$D5] * POWER(3/2;[.H$4]-1)*[.$E5]" office:value-type="float" office:value="540">
            <text:p>540.00</text:p>
          </table:table-cell>
          <table:table-cell table:style-name="ce2" table:formula="of:=[.$D5] * POWER(3/2;[.I$4]-1)*[.$E5]" office:value-type="float" office:value="810">
            <text:p>810.00</text:p>
          </table:table-cell>
          <table:table-cell table:style-name="ce2" table:formula="of:=[.$D5] * POWER(3/2;[.J$4]-1)*[.$E5]" office:value-type="float" office:value="1215">
            <text:p>1215.0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5]" office:value-type="float" office:value="5">
            <text:p>5.00</text:p>
          </table:table-cell>
          <table:table-cell table:formula="of:=[.C6] *  [.B6] * 12" office:value-type="float" office:value="240">
            <text:p>240.00</text:p>
          </table:table-cell>
          <table:table-cell table:style-name="ce2" office:value-type="float" office:value="2">
            <text:p>2.00</text:p>
          </table:table-cell>
          <table:table-cell table:style-name="ce2" table:formula="of:=[.$D6] * POWER(3/2;[.F$4]-1)*[.$E6]" office:value-type="float" office:value="480">
            <text:p>480.00</text:p>
          </table:table-cell>
          <table:table-cell table:style-name="ce2" table:formula="of:=[.$D6] * POWER(3/2;[.G$4]-1)*[.$E6]" office:value-type="float" office:value="720">
            <text:p>720.00</text:p>
          </table:table-cell>
          <table:table-cell table:style-name="ce2" table:formula="of:=[.$D6] * POWER(3/2;[.H$4]-1)*[.$E6]" office:value-type="float" office:value="1080">
            <text:p>1080.00</text:p>
          </table:table-cell>
          <table:table-cell table:style-name="ce2" table:formula="of:=[.$D6] * POWER(3/2;[.I$4]-1)*[.$E6]" office:value-type="float" office:value="1620">
            <text:p>1620.00</text:p>
          </table:table-cell>
          <table:table-cell table:style-name="ce2" table:formula="of:=[.$D6] * POWER(3/2;[.J$4]-1)*[.$E6]" office:value-type="float" office:value="2430">
            <text:p>2430.00</text:p>
          </table:table-cell>
          <table:table-cell/>
        </table:table-row>
        <table:table-row table:style-name="ro1">
          <table:table-cell/>
          <table:table-cell table:formula="of:=[.B6]" office:value-type="float" office:value="4">
            <text:p>4</text:p>
          </table:table-cell>
          <table:table-cell table:formula="of:=[.C6]" office:value-type="float" office:value="5">
            <text:p>5.00</text:p>
          </table:table-cell>
          <table:table-cell table:formula="of:=[.C7] *  [.B7] * 12" office:value-type="float" office:value="240">
            <text:p>240.00</text:p>
          </table:table-cell>
          <table:table-cell table:style-name="ce2" office:value-type="float" office:value="3">
            <text:p>3.00</text:p>
          </table:table-cell>
          <table:table-cell table:style-name="ce2" table:formula="of:=[.$D7] * POWER(3/2;[.F$4]-1)*[.$E7]" office:value-type="float" office:value="720">
            <text:p>720.00</text:p>
          </table:table-cell>
          <table:table-cell table:style-name="ce2" table:formula="of:=[.$D7] * POWER(3/2;[.G$4]-1)*[.$E7]" office:value-type="float" office:value="1080">
            <text:p>1080.00</text:p>
          </table:table-cell>
          <table:table-cell table:style-name="ce2" table:formula="of:=[.$D7] * POWER(3/2;[.H$4]-1)*[.$E7]" office:value-type="float" office:value="1620">
            <text:p>1620.00</text:p>
          </table:table-cell>
          <table:table-cell table:style-name="ce2" table:formula="of:=[.$D7] * POWER(3/2;[.I$4]-1)*[.$E7]" office:value-type="float" office:value="2430">
            <text:p>2430.00</text:p>
          </table:table-cell>
          <table:table-cell table:style-name="ce2" table:formula="of:=[.$D7] * POWER(3/2;[.J$4]-1)*[.$E7]" office:value-type="float" office:value="3645">
            <text:p>3645.00</text:p>
          </table:table-cell>
          <table:table-cell/>
        </table:table-row>
        <table:table-row table:style-name="ro1">
          <table:table-cell/>
          <table:table-cell table:formula="of:=[.B7]" office:value-type="float" office:value="4">
            <text:p>4</text:p>
          </table:table-cell>
          <table:table-cell office:value-type="float" office:value="4">
            <text:p>4.00</text:p>
          </table:table-cell>
          <table:table-cell table:formula="of:=[.C8] *  [.B8] * 12" office:value-type="float" office:value="192">
            <text:p>192.00</text:p>
          </table:table-cell>
          <table:table-cell table:style-name="ce2" office:value-type="float" office:value="4">
            <text:p>4.00</text:p>
          </table:table-cell>
          <table:table-cell table:style-name="ce2" table:formula="of:=[.$D8] * POWER(3/2;[.F$4]-1)*[.$E8]" office:value-type="float" office:value="768">
            <text:p>768.00</text:p>
          </table:table-cell>
          <table:table-cell table:style-name="ce2" table:formula="of:=[.$D8] * POWER(3/2;[.G$4]-1)*[.$E8]" office:value-type="float" office:value="1152">
            <text:p>1152.00</text:p>
          </table:table-cell>
          <table:table-cell table:style-name="ce2" table:formula="of:=[.$D8] * POWER(3/2;[.H$4]-1)*[.$E8]" office:value-type="float" office:value="1728">
            <text:p>1728.00</text:p>
          </table:table-cell>
          <table:table-cell table:style-name="ce2" table:formula="of:=[.$D8] * POWER(3/2;[.I$4]-1)*[.$E8]" office:value-type="float" office:value="2592">
            <text:p>2592.00</text:p>
          </table:table-cell>
          <table:table-cell table:style-name="ce2" table:formula="of:=[.$D8] * POWER(3/2;[.J$4]-1)*[.$E8]" office:value-type="float" office:value="3888">
            <text:p>3888.00</text:p>
          </table:table-cell>
          <table:table-cell/>
        </table:table-row>
        <table:table-row table:style-name="ro1">
          <table:table-cell/>
          <table:table-cell table:formula="of:=[.B8]" office:value-type="float" office:value="4">
            <text:p>4</text:p>
          </table:table-cell>
          <table:table-cell office:value-type="float" office:value="4">
            <text:p>4.00</text:p>
          </table:table-cell>
          <table:table-cell table:formula="of:=[.C9] *  [.B9] * 12" office:value-type="float" office:value="192">
            <text:p>192.00</text:p>
          </table:table-cell>
          <table:table-cell table:style-name="ce3" office:value-type="float" office:value="5">
            <text:p>5.00</text:p>
          </table:table-cell>
          <table:table-cell table:style-name="ce3" table:formula="of:=[.$D9] * POWER(3/2;[.F$4]-1)*[.$E9]" office:value-type="float" office:value="960">
            <text:p>960.00</text:p>
          </table:table-cell>
          <table:table-cell table:style-name="ce3" table:formula="of:=[.$D9] * POWER(3/2;[.G$4]-1)*[.$E9]" office:value-type="float" office:value="1440">
            <text:p>1440.00</text:p>
          </table:table-cell>
          <table:table-cell table:style-name="ce3" table:formula="of:=[.$D9] * POWER(3/2;[.H$4]-1)*[.$E9]" office:value-type="float" office:value="2160">
            <text:p>2160.00</text:p>
          </table:table-cell>
          <table:table-cell table:style-name="ce3" table:formula="of:=[.$D9] * POWER(3/2;[.I$4]-1)*[.$E9]" office:value-type="float" office:value="3240">
            <text:p>3240.00</text:p>
          </table:table-cell>
          <table:table-cell table:style-name="ce3" table:formula="of:=[.$D9] * POWER(3/2;[.J$4]-1)*[.$E9]" office:value-type="float" office:value="4860">
            <text:p>4860.00</text:p>
          </table:table-cell>
          <table:table-cell/>
        </table:table-row>
        <table:table-row table:style-name="ro1">
          <table:table-cell/>
          <table:table-cell table:formula="of:=[.B9]" office:value-type="float" office:value="4">
            <text:p>4</text:p>
          </table:table-cell>
          <table:table-cell office:value-type="float" office:value="4">
            <text:p>4.00</text:p>
          </table:table-cell>
          <table:table-cell table:formula="of:=[.C10] *  [.B10] * 12" office:value-type="float" office:value="192">
            <text:p>192.00</text:p>
          </table:table-cell>
          <table:table-cell table:style-name="ce3" office:value-type="float" office:value="6">
            <text:p>6.00</text:p>
          </table:table-cell>
          <table:table-cell table:style-name="ce3" table:formula="of:=[.$D10] * POWER(3/2;[.F$4]-1)*[.E10]" office:value-type="float" office:value="1152">
            <text:p>1152.00</text:p>
          </table:table-cell>
          <table:table-cell table:style-name="ce3" table:formula="of:=[.$D10] * POWER(3/2;[.G$4]-1)*[.$E10]" office:value-type="float" office:value="1728">
            <text:p>1728.00</text:p>
          </table:table-cell>
          <table:table-cell table:style-name="ce3" table:formula="of:=[.$D10] * POWER(3/2;[.H$4]-1)*[.$E10]" office:value-type="float" office:value="2592">
            <text:p>2592.00</text:p>
          </table:table-cell>
          <table:table-cell table:style-name="ce3" table:formula="of:=[.$D10] * POWER(3/2;[.I$4]-1)*[.$E10]" office:value-type="float" office:value="3888">
            <text:p>3888.00</text:p>
          </table:table-cell>
          <table:table-cell table:style-name="ce3" table:formula="of:=[.$D10] * POWER(3/2;[.J$4]-1)*[.$E10]" office:value-type="float" office:value="5832">
            <text:p>5832.00</text:p>
          </table:table-cell>
          <table:table-cell/>
        </table:table-row>
        <table:table-row table:style-name="ro1">
          <table:table-cell/>
          <table:table-cell table:formula="of:=[.B10]" office:value-type="float" office:value="4">
            <text:p>4</text:p>
          </table:table-cell>
          <table:table-cell table:formula="of:=[.C10]/((1-[.C10]/[.C9])+1)" office:value-type="float" office:value="4">
            <text:p>4.00</text:p>
          </table:table-cell>
          <table:table-cell table:formula="of:=[.C11] *  [.B11] * 12" office:value-type="float" office:value="192">
            <text:p>192.00</text:p>
          </table:table-cell>
          <table:table-cell table:style-name="ce3" office:value-type="float" office:value="7">
            <text:p>7.00</text:p>
          </table:table-cell>
          <table:table-cell table:style-name="ce3" table:formula="of:=[.$D11] * POWER(3/2;[.F$4]-1)*[.E11]" office:value-type="float" office:value="1344">
            <text:p>1344.00</text:p>
          </table:table-cell>
          <table:table-cell table:style-name="ce3" table:formula="of:=[.$D11] * POWER(3/2;[.G$4]-1)*[.$E11]" office:value-type="float" office:value="2016">
            <text:p>2016.00</text:p>
          </table:table-cell>
          <table:table-cell table:style-name="ce3" table:formula="of:=[.$D11] * POWER(3/2;[.H$4]-1)*[.$E11]" office:value-type="float" office:value="3024">
            <text:p>3024.00</text:p>
          </table:table-cell>
          <table:table-cell table:style-name="ce3" table:formula="of:=[.$D11] * POWER(3/2;[.I$4]-1)*[.$E11]" office:value-type="float" office:value="4536">
            <text:p>4536.00</text:p>
          </table:table-cell>
          <table:table-cell table:style-name="ce3" table:formula="of:=[.$D11] * POWER(3/2;[.J$4]-1)*[.$E11]" office:value-type="float" office:value="6804">
            <text:p>6804.00</text:p>
          </table:table-cell>
          <table:table-cell/>
        </table:table-row>
        <table:table-row table:style-name="ro1">
          <table:table-cell/>
          <table:table-cell table:formula="of:=[.B11]" office:value-type="float" office:value="4">
            <text:p>4</text:p>
          </table:table-cell>
          <table:table-cell table:formula="of:=[.C11]/((1-[.C11]/[.C10])+1)" office:value-type="float" office:value="4">
            <text:p>4.00</text:p>
          </table:table-cell>
          <table:table-cell table:formula="of:=[.C12] *  [.B12] * 12" office:value-type="float" office:value="192">
            <text:p>192.00</text:p>
          </table:table-cell>
          <table:table-cell table:style-name="ce3" office:value-type="float" office:value="8">
            <text:p>8.00</text:p>
          </table:table-cell>
          <table:table-cell table:style-name="ce3" table:formula="of:=[.$D12] * POWER(3/2;[.F$4]-1)*[.E12]" office:value-type="float" office:value="1536">
            <text:p>1536.00</text:p>
          </table:table-cell>
          <table:table-cell table:style-name="ce3" table:formula="of:=[.$D12] * POWER(3/2;[.G$4]-1)*[.$E12]" office:value-type="float" office:value="2304">
            <text:p>2304.00</text:p>
          </table:table-cell>
          <table:table-cell table:style-name="ce3" table:formula="of:=[.$D12] * POWER(3/2;[.H$4]-1)*[.$E12]" office:value-type="float" office:value="3456">
            <text:p>3456.00</text:p>
          </table:table-cell>
          <table:table-cell table:style-name="ce3" table:formula="of:=[.$D12] * POWER(3/2;[.I$4]-1)*[.$E12]" office:value-type="float" office:value="5184">
            <text:p>5184.00</text:p>
          </table:table-cell>
          <table:table-cell table:style-name="ce3" table:formula="of:=[.$D12] * POWER(3/2;[.J$4]-1)*[.$E12]" office:value-type="float" office:value="7776">
            <text:p>7776.00</text:p>
          </table:table-cell>
          <table:table-cell/>
        </table:table-row>
        <table:table-row table:style-name="ro1">
          <table:table-cell/>
          <table:table-cell table:formula="of:=[.B12]" office:value-type="float" office:value="4">
            <text:p>4</text:p>
          </table:table-cell>
          <table:table-cell office:value-type="float" office:value="3.5">
            <text:p>3.50</text:p>
          </table:table-cell>
          <table:table-cell table:formula="of:=[.C13] *  [.B13] * 12" office:value-type="float" office:value="168">
            <text:p>168.00</text:p>
          </table:table-cell>
          <table:table-cell table:style-name="ce3" office:value-type="float" office:value="9">
            <text:p>9.00</text:p>
          </table:table-cell>
          <table:table-cell table:style-name="ce3" table:formula="of:=[.$D13] * POWER(3/2;[.F$4]-1)*[.E13]" office:value-type="float" office:value="1512">
            <text:p>1512.00</text:p>
          </table:table-cell>
          <table:table-cell table:style-name="ce3" table:formula="of:=[.$D13] * POWER(3/2;[.G$4]-1)*[.$E13]" office:value-type="float" office:value="2268">
            <text:p>2268.00</text:p>
          </table:table-cell>
          <table:table-cell table:style-name="ce3" table:formula="of:=[.$D13] * POWER(3/2;[.H$4]-1)*[.$E13]" office:value-type="float" office:value="3402">
            <text:p>3402.00</text:p>
          </table:table-cell>
          <table:table-cell table:style-name="ce3" table:formula="of:=[.$D13] * POWER(3/2;[.I$4]-1)*[.$E13]" office:value-type="float" office:value="5103">
            <text:p>5103.00</text:p>
          </table:table-cell>
          <table:table-cell table:style-name="ce3" table:formula="of:=[.$D13] * POWER(3/2;[.J$4]-1)*[.$E13]" office:value-type="float" office:value="7654.5">
            <text:p>7654.50</text:p>
          </table:table-cell>
          <table:table-cell/>
        </table:table-row>
        <table:table-row table:style-name="ro1">
          <table:table-cell/>
          <table:table-cell table:formula="of:=[.B13]" office:value-type="float" office:value="4">
            <text:p>4</text:p>
          </table:table-cell>
          <table:table-cell table:formula="of:=[.C13]/((1-[.C13]/[.C12])+1)" office:value-type="float" office:value="3.11111111111111">
            <text:p>3.11</text:p>
          </table:table-cell>
          <table:table-cell table:formula="of:=[.C14] *  [.B14] * 12" office:value-type="float" office:value="149.333333333333">
            <text:p>149.33</text:p>
          </table:table-cell>
          <table:table-cell table:style-name="ce4" office:value-type="float" office:value="10">
            <text:p>10.00</text:p>
          </table:table-cell>
          <table:table-cell table:style-name="ce4" table:formula="of:=[.$D14] * POWER(3/2;[.F$4]-1)*[.E14]" office:value-type="float" office:value="1493.33333333333">
            <text:p>1493.33</text:p>
          </table:table-cell>
          <table:table-cell table:style-name="ce4" table:formula="of:=[.$D14] * POWER(3/2;[.G$4]-1)*[.$E14]" office:value-type="float" office:value="2240">
            <text:p>2240.00</text:p>
          </table:table-cell>
          <table:table-cell table:style-name="ce4" table:formula="of:=[.$D14] * POWER(3/2;[.H$4]-1)*[.$E14]" office:value-type="float" office:value="3360">
            <text:p>3360.00</text:p>
          </table:table-cell>
          <table:table-cell table:style-name="ce4" table:formula="of:=[.$D14] * POWER(3/2;[.I$4]-1)*[.$E14]" office:value-type="float" office:value="5040">
            <text:p>5040.00</text:p>
          </table:table-cell>
          <table:table-cell table:style-name="ce4" table:formula="of:=[.$D14] * POWER(3/2;[.J$4]-1)*[.$E14]" office:value-type="float" office:value="7560">
            <text:p>7560.00</text:p>
          </table:table-cell>
          <table:table-cell/>
        </table:table-row>
        <table:table-row table:style-name="ro1">
          <table:table-cell/>
          <table:table-cell table:formula="of:=[.B14]" office:value-type="float" office:value="4">
            <text:p>4</text:p>
          </table:table-cell>
          <table:table-cell table:formula="of:=[.C14]/((1-[.C14]/[.C13])+1)" office:value-type="float" office:value="2.8">
            <text:p>2.80</text:p>
          </table:table-cell>
          <table:table-cell table:formula="of:=[.C15] *  [.B15] * 12" office:value-type="float" office:value="134.4">
            <text:p>134.40</text:p>
          </table:table-cell>
          <table:table-cell table:style-name="ce4" office:value-type="float" office:value="11">
            <text:p>11.00</text:p>
          </table:table-cell>
          <table:table-cell table:style-name="ce4" table:formula="of:=[.$D15] * POWER(3/2;[.F$4]-1)*[.E15]" office:value-type="float" office:value="1478.4">
            <text:p>1478.40</text:p>
          </table:table-cell>
          <table:table-cell table:style-name="ce4" table:formula="of:=[.$D15] * POWER(3/2;[.G$4]-1)*[.$E15]" office:value-type="float" office:value="2217.6">
            <text:p>2217.60</text:p>
          </table:table-cell>
          <table:table-cell table:style-name="ce4" table:formula="of:=[.$D15] * POWER(3/2;[.H$4]-1)*[.$E15]" office:value-type="float" office:value="3326.4">
            <text:p>3326.40</text:p>
          </table:table-cell>
          <table:table-cell table:style-name="ce4" table:formula="of:=[.$D15] * POWER(3/2;[.I$4]-1)*[.$E15]" office:value-type="float" office:value="4989.6">
            <text:p>4989.60</text:p>
          </table:table-cell>
          <table:table-cell table:style-name="ce4" table:formula="of:=[.$D15] * POWER(3/2;[.J$4]-1)*[.$E15]" office:value-type="float" office:value="7484.4">
            <text:p>7484.40</text:p>
          </table:table-cell>
          <table:table-cell/>
        </table:table-row>
        <table:table-row table:style-name="ro1">
          <table:table-cell/>
          <table:table-cell table:formula="of:=[.B15]" office:value-type="float" office:value="4">
            <text:p>4</text:p>
          </table:table-cell>
          <table:table-cell table:formula="of:=[.C15]/((1-[.C15]/[.C14])+1)" office:value-type="float" office:value="2.54545454545454">
            <text:p>2.55</text:p>
          </table:table-cell>
          <table:table-cell table:formula="of:=[.C16] *  [.B16] * 12" office:value-type="float" office:value="122.181818181818">
            <text:p>122.18</text:p>
          </table:table-cell>
          <table:table-cell table:style-name="ce4" office:value-type="float" office:value="12">
            <text:p>12.00</text:p>
          </table:table-cell>
          <table:table-cell table:style-name="ce4" table:formula="of:=[.$D16] * POWER(3/2;[.F$4]-1)*[.E16]" office:value-type="float" office:value="1466.18181818182">
            <text:p>1466.18</text:p>
          </table:table-cell>
          <table:table-cell table:style-name="ce4" table:formula="of:=[.$D16] * POWER(3/2;[.G$4]-1)*[.$E16]" office:value-type="float" office:value="2199.27272727273">
            <text:p>2199.27</text:p>
          </table:table-cell>
          <table:table-cell table:style-name="ce4" table:formula="of:=[.$D16] * POWER(3/2;[.H$4]-1)*[.$E16]" office:value-type="float" office:value="3298.90909090909">
            <text:p>3298.91</text:p>
          </table:table-cell>
          <table:table-cell table:style-name="ce4" table:formula="of:=[.$D16] * POWER(3/2;[.I$4]-1)*[.$E16]" office:value-type="float" office:value="4948.36363636364">
            <text:p>4948.36</text:p>
          </table:table-cell>
          <table:table-cell table:style-name="ce4" table:formula="of:=[.$D16] * POWER(3/2;[.J$4]-1)*[.$E16]" office:value-type="float" office:value="7422.54545454545">
            <text:p>7422.55</text:p>
          </table:table-cell>
          <table:table-cell/>
        </table:table-row>
        <table:table-row table:style-name="ro1">
          <table:table-cell/>
          <table:table-cell table:formula="of:=[.B16]" office:value-type="float" office:value="4">
            <text:p>4</text:p>
          </table:table-cell>
          <table:table-cell table:formula="of:=[.C16]/((1-[.C16]/[.C15])+1)" office:value-type="float" office:value="2.33333333333333">
            <text:p>2.33</text:p>
          </table:table-cell>
          <table:table-cell table:formula="of:=[.C17] *  [.B17] * 12" office:value-type="float" office:value="112">
            <text:p>112.00</text:p>
          </table:table-cell>
          <table:table-cell table:style-name="ce4" office:value-type="float" office:value="13">
            <text:p>13.00</text:p>
          </table:table-cell>
          <table:table-cell table:style-name="ce4" table:formula="of:=[.$D17] * POWER(3/2;[.F$4]-1)*[.E17]" office:value-type="float" office:value="1456">
            <text:p>1456.00</text:p>
          </table:table-cell>
          <table:table-cell table:style-name="ce4" table:formula="of:=[.$D17] * POWER(3/2;[.G$4]-1)*[.$E17]" office:value-type="float" office:value="2184">
            <text:p>2184.00</text:p>
          </table:table-cell>
          <table:table-cell table:style-name="ce4" table:formula="of:=[.$D17] * POWER(3/2;[.H$4]-1)*[.$E17]" office:value-type="float" office:value="3276">
            <text:p>3276.00</text:p>
          </table:table-cell>
          <table:table-cell table:style-name="ce4" table:formula="of:=[.$D17] * POWER(3/2;[.I$4]-1)*[.$E17]" office:value-type="float" office:value="4914">
            <text:p>4914.00</text:p>
          </table:table-cell>
          <table:table-cell table:style-name="ce4" table:formula="of:=[.$D17] * POWER(3/2;[.J$4]-1)*[.$E17]" office:value-type="float" office:value="7371">
            <text:p>7371.00</text:p>
          </table:table-cell>
          <table:table-cell/>
        </table:table-row>
        <table:table-row table:style-name="ro1">
          <table:table-cell/>
          <table:table-cell table:formula="of:=[.B17]" office:value-type="float" office:value="4">
            <text:p>4</text:p>
          </table:table-cell>
          <table:table-cell table:formula="of:=[.C17]/((1-[.C17]/[.C16])+1)" office:value-type="float" office:value="2.15384615384615">
            <text:p>2.15</text:p>
          </table:table-cell>
          <table:table-cell table:formula="of:=[.C18] *  [.B18] * 12" office:value-type="float" office:value="103.384615384615">
            <text:p>103.38</text:p>
          </table:table-cell>
          <table:table-cell table:style-name="ce4" office:value-type="float" office:value="14">
            <text:p>14.00</text:p>
          </table:table-cell>
          <table:table-cell table:style-name="ce4" table:formula="of:=[.$D18] * POWER(3/2;[.F$4]-1)*[.E18]" office:value-type="float" office:value="1447.38461538461">
            <text:p>1447.38</text:p>
          </table:table-cell>
          <table:table-cell table:style-name="ce4" table:formula="of:=[.$D18] * POWER(3/2;[.G$4]-1)*[.$E18]" office:value-type="float" office:value="2171.07692307692">
            <text:p>2171.08</text:p>
          </table:table-cell>
          <table:table-cell table:style-name="ce4" table:formula="of:=[.$D18] * POWER(3/2;[.H$4]-1)*[.$E18]" office:value-type="float" office:value="3256.61538461538">
            <text:p>3256.62</text:p>
          </table:table-cell>
          <table:table-cell table:style-name="ce4" table:formula="of:=[.$D18] * POWER(3/2;[.I$4]-1)*[.$E18]" office:value-type="float" office:value="4884.92307692308">
            <text:p>4884.92</text:p>
          </table:table-cell>
          <table:table-cell table:style-name="ce4" table:formula="of:=[.$D18] * POWER(3/2;[.J$4]-1)*[.$E18]" office:value-type="float" office:value="7327.38461538461">
            <text:p>7327.38</text:p>
          </table:table-cell>
          <table:table-cell/>
        </table:table-row>
        <table:table-row table:style-name="ro1">
          <table:table-cell/>
          <table:table-cell table:formula="of:=[.B18]" office:value-type="float" office:value="4">
            <text:p>4</text:p>
          </table:table-cell>
          <table:table-cell table:formula="of:=[.C18]/((1-[.C18]/[.C17])+1)" office:value-type="float" office:value="2">
            <text:p>2.00</text:p>
          </table:table-cell>
          <table:table-cell table:formula="of:=[.C19] *  [.B19] * 12" office:value-type="float" office:value="95.9999999999999">
            <text:p>96.00</text:p>
          </table:table-cell>
          <table:table-cell table:style-name="ce4" office:value-type="float" office:value="15">
            <text:p>15.00</text:p>
          </table:table-cell>
          <table:table-cell table:style-name="ce4" table:formula="of:=[.$D19] * POWER(3/2;[.F$4]-1)*[.E19]" office:value-type="float" office:value="1440">
            <text:p>1440.00</text:p>
          </table:table-cell>
          <table:table-cell table:style-name="ce4" table:formula="of:=[.$D19] * POWER(3/2;[.G$4]-1)*[.$E19]" office:value-type="float" office:value="2160">
            <text:p>2160.00</text:p>
          </table:table-cell>
          <table:table-cell table:style-name="ce4" table:formula="of:=[.$D19] * POWER(3/2;[.H$4]-1)*[.$E19]" office:value-type="float" office:value="3240">
            <text:p>3240.00</text:p>
          </table:table-cell>
          <table:table-cell table:style-name="ce4" table:formula="of:=[.$D19] * POWER(3/2;[.I$4]-1)*[.$E19]" office:value-type="float" office:value="4860">
            <text:p>4860.00</text:p>
          </table:table-cell>
          <table:table-cell table:style-name="ce4" table:formula="of:=[.$D19] * POWER(3/2;[.J$4]-1)*[.$E19]" office:value-type="float" office:value="7290">
            <text:p>7290.00</text:p>
          </table:table-cell>
          <table:table-cell/>
        </table:table-row>
        <table:table-row table:style-name="ro1">
          <table:table-cell/>
          <table:table-cell table:formula="of:=[.B19]" office:value-type="float" office:value="4">
            <text:p>4</text:p>
          </table:table-cell>
          <table:table-cell table:formula="of:=[.C19]/((1-[.C19]/[.C18])+1)" office:value-type="float" office:value="1.86666666666667">
            <text:p>1.87</text:p>
          </table:table-cell>
          <table:table-cell table:formula="of:=[.C20] *  [.B20] * 12" office:value-type="float" office:value="89.5999999999999">
            <text:p>89.60</text:p>
          </table:table-cell>
          <table:table-cell table:style-name="ce4" office:value-type="float" office:value="16">
            <text:p>16.00</text:p>
          </table:table-cell>
          <table:table-cell table:style-name="ce4" table:formula="of:=[.$D20] * POWER(3/2;[.F$4]-1)*[.E20]" office:value-type="float" office:value="1433.6">
            <text:p>1433.60</text:p>
          </table:table-cell>
          <table:table-cell table:style-name="ce4" table:formula="of:=[.$D20] * POWER(3/2;[.G$4]-1)*[.$E20]" office:value-type="float" office:value="2150.4">
            <text:p>2150.40</text:p>
          </table:table-cell>
          <table:table-cell table:style-name="ce4" table:formula="of:=[.$D20] * POWER(3/2;[.H$4]-1)*[.$E20]" office:value-type="float" office:value="3225.6">
            <text:p>3225.60</text:p>
          </table:table-cell>
          <table:table-cell table:style-name="ce4" table:formula="of:=[.$D20] * POWER(3/2;[.I$4]-1)*[.$E20]" office:value-type="float" office:value="4838.4">
            <text:p>4838.40</text:p>
          </table:table-cell>
          <table:table-cell table:style-name="ce4" table:formula="of:=[.$D20] * POWER(3/2;[.J$4]-1)*[.$E20]" office:value-type="float" office:value="7257.59999999999">
            <text:p>7257.60</text:p>
          </table:table-cell>
          <table:table-cell/>
        </table:table-row>
        <table:table-row table:style-name="ro1">
          <table:table-cell/>
          <table:table-cell table:formula="of:=[.B20]" office:value-type="float" office:value="4">
            <text:p>4</text:p>
          </table:table-cell>
          <table:table-cell table:formula="of:=[.C20]/((1-[.C20]/[.C19])+1)" office:value-type="float" office:value="1.75">
            <text:p>1.75</text:p>
          </table:table-cell>
          <table:table-cell table:formula="of:=[.C21] *  [.B21] * 12" office:value-type="float" office:value="83.9999999999999">
            <text:p>84.00</text:p>
          </table:table-cell>
          <table:table-cell table:style-name="ce4" office:value-type="float" office:value="17">
            <text:p>17.00</text:p>
          </table:table-cell>
          <table:table-cell table:style-name="ce4" table:formula="of:=[.$D21] * POWER(3/2;[.F$4]-1)*[.E21]" office:value-type="float" office:value="1428">
            <text:p>1428.00</text:p>
          </table:table-cell>
          <table:table-cell table:style-name="ce4" table:formula="of:=[.$D21] * POWER(3/2;[.G$4]-1)*[.$E21]" office:value-type="float" office:value="2142">
            <text:p>2142.00</text:p>
          </table:table-cell>
          <table:table-cell table:style-name="ce4" table:formula="of:=[.$D21] * POWER(3/2;[.H$4]-1)*[.$E21]" office:value-type="float" office:value="3213">
            <text:p>3213.00</text:p>
          </table:table-cell>
          <table:table-cell table:style-name="ce4" table:formula="of:=[.$D21] * POWER(3/2;[.I$4]-1)*[.$E21]" office:value-type="float" office:value="4819.5">
            <text:p>4819.50</text:p>
          </table:table-cell>
          <table:table-cell table:style-name="ce4" table:formula="of:=[.$D21] * POWER(3/2;[.J$4]-1)*[.$E21]" office:value-type="float" office:value="7229.24999999999">
            <text:p>7229.25</text:p>
          </table:table-cell>
          <table:table-cell/>
        </table:table-row>
        <table:table-row table:style-name="ro1">
          <table:table-cell/>
          <table:table-cell table:formula="of:=[.B21]" office:value-type="float" office:value="4">
            <text:p>4</text:p>
          </table:table-cell>
          <table:table-cell table:formula="of:=[.C21]/((1-[.C21]/[.C20])+1)" office:value-type="float" office:value="1.64705882352941">
            <text:p>1.65</text:p>
          </table:table-cell>
          <table:table-cell table:formula="of:=[.C22] *  [.B22] * 12" office:value-type="float" office:value="79.0588235294117">
            <text:p>79.06</text:p>
          </table:table-cell>
          <table:table-cell table:style-name="ce4" office:value-type="float" office:value="18">
            <text:p>18.00</text:p>
          </table:table-cell>
          <table:table-cell table:style-name="ce4" table:formula="of:=[.$D22] * POWER(3/2;[.F$4]-1)*[.E22]" office:value-type="float" office:value="1423.05882352941">
            <text:p>1423.06</text:p>
          </table:table-cell>
          <table:table-cell table:style-name="ce4" table:formula="of:=[.$D22] * POWER(3/2;[.G$4]-1)*[.$E22]" office:value-type="float" office:value="2134.58823529412">
            <text:p>2134.59</text:p>
          </table:table-cell>
          <table:table-cell table:style-name="ce4" table:formula="of:=[.$D22] * POWER(3/2;[.H$4]-1)*[.$E22]" office:value-type="float" office:value="3201.88235294117">
            <text:p>3201.88</text:p>
          </table:table-cell>
          <table:table-cell table:style-name="ce4" table:formula="of:=[.$D22] * POWER(3/2;[.I$4]-1)*[.$E22]" office:value-type="float" office:value="4802.82352941176">
            <text:p>4802.82</text:p>
          </table:table-cell>
          <table:table-cell table:style-name="ce4" table:formula="of:=[.$D22] * POWER(3/2;[.J$4]-1)*[.$E22]" office:value-type="float" office:value="7204.23529411764">
            <text:p>7204.24</text:p>
          </table:table-cell>
          <table:table-cell/>
        </table:table-row>
        <table:table-row table:style-name="ro1">
          <table:table-cell/>
          <table:table-cell table:formula="of:=[.B22]" office:value-type="float" office:value="4">
            <text:p>4</text:p>
          </table:table-cell>
          <table:table-cell table:formula="of:=[.C22]/((1-[.C22]/[.C21])+1)" office:value-type="float" office:value="1.55555555555555">
            <text:p>1.56</text:p>
          </table:table-cell>
          <table:table-cell table:formula="of:=[.C23] *  [.B23] * 12" office:value-type="float" office:value="74.6666666666666">
            <text:p>74.67</text:p>
          </table:table-cell>
          <table:table-cell table:style-name="ce4" office:value-type="float" office:value="19">
            <text:p>19.00</text:p>
          </table:table-cell>
          <table:table-cell table:style-name="ce4" table:formula="of:=[.$D23] * POWER(3/2;[.F$4]-1)*[.E23]" office:value-type="float" office:value="1418.66666666666">
            <text:p>1418.67</text:p>
          </table:table-cell>
          <table:table-cell table:style-name="ce4" table:formula="of:=[.$D23] * POWER(3/2;[.G$4]-1)*[.$E23]" office:value-type="float" office:value="2128">
            <text:p>2128.00</text:p>
          </table:table-cell>
          <table:table-cell table:style-name="ce4" table:formula="of:=[.$D23] * POWER(3/2;[.H$4]-1)*[.$E23]" office:value-type="float" office:value="3191.99999999999">
            <text:p>3192.00</text:p>
          </table:table-cell>
          <table:table-cell table:style-name="ce4" table:formula="of:=[.$D23] * POWER(3/2;[.I$4]-1)*[.$E23]" office:value-type="float" office:value="4787.99999999999">
            <text:p>4788.00</text:p>
          </table:table-cell>
          <table:table-cell table:style-name="ce4" table:formula="of:=[.$D23] * POWER(3/2;[.J$4]-1)*[.$E23]" office:value-type="float" office:value="7181.99999999999">
            <text:p>7182.00</text:p>
          </table:table-cell>
          <table:table-cell/>
        </table:table-row>
        <table:table-row table:style-name="ro1">
          <table:table-cell/>
          <table:table-cell table:formula="of:=[.B23]" office:value-type="float" office:value="4">
            <text:p>4</text:p>
          </table:table-cell>
          <table:table-cell table:formula="of:=[.C23]/((1-[.C23]/[.C22])+1)" office:value-type="float" office:value="1.47368421052631">
            <text:p>1.47</text:p>
          </table:table-cell>
          <table:table-cell table:formula="of:=[.C24] *  [.B24] * 12" office:value-type="float" office:value="70.736842105263">
            <text:p>70.74</text:p>
          </table:table-cell>
          <table:table-cell office:value-type="float" office:value="20">
            <text:p>20.00</text:p>
          </table:table-cell>
          <table:table-cell table:style-name="ce4" table:formula="of:=[.$D24] * POWER(3/2;[.F$4]-1)*[.E24]" office:value-type="float" office:value="1414.73684210526">
            <text:p>1414.74</text:p>
          </table:table-cell>
          <table:table-cell table:style-name="ce4" table:formula="of:=[.$D24] * POWER(3/2;[.G$4]-1)*[.$E24]" office:value-type="float" office:value="2122.10526315789">
            <text:p>2122.11</text:p>
          </table:table-cell>
          <table:table-cell table:style-name="ce4" table:formula="of:=[.$D24] * POWER(3/2;[.H$4]-1)*[.$E24]" office:value-type="float" office:value="3183.15789473684">
            <text:p>3183.16</text:p>
          </table:table-cell>
          <table:table-cell table:style-name="ce4" table:formula="of:=[.$D24] * POWER(3/2;[.I$4]-1)*[.$E24]" office:value-type="float" office:value="4774.73684210526">
            <text:p>4774.74</text:p>
          </table:table-cell>
          <table:table-cell table:style-name="ce4" table:formula="of:=[.$D24] * POWER(3/2;[.J$4]-1)*[.$E24]" office:value-type="float" office:value="7162.10526315788">
            <text:p>7162.11</text:p>
          </table:table-cell>
          <table:table-cell/>
        </table:table-row>
        <table:table-row table:style-name="ro1">
          <table:table-cell/>
          <table:table-cell table:formula="of:=[.B24]" office:value-type="float" office:value="4">
            <text:p>4</text:p>
          </table:table-cell>
          <table:table-cell table:formula="of:=[.C24]/((1-[.C24]/[.C23])+1)" office:value-type="float" office:value="1.4">
            <text:p>1.40</text:p>
          </table:table-cell>
          <table:table-cell table:formula="of:=[.C25] *  [.B25] * 12" office:value-type="float" office:value="67.1999999999999">
            <text:p>67.20</text:p>
          </table:table-cell>
          <table:table-cell office:value-type="float" office:value="21">
            <text:p>21.00</text:p>
          </table:table-cell>
          <table:table-cell table:style-name="ce4" table:formula="of:=[.$D25] * POWER(3/2;[.F$4]-1)*[.E25]" office:value-type="float" office:value="1411.2">
            <text:p>1411.20</text:p>
          </table:table-cell>
          <table:table-cell table:style-name="ce4" table:formula="of:=[.$D25] * POWER(3/2;[.G$4]-1)*[.$E25]" office:value-type="float" office:value="2116.8">
            <text:p>2116.80</text:p>
          </table:table-cell>
          <table:table-cell table:style-name="ce4" table:formula="of:=[.$D25] * POWER(3/2;[.H$4]-1)*[.$E25]" office:value-type="float" office:value="3175.19999999999">
            <text:p>3175.20</text:p>
          </table:table-cell>
          <table:table-cell table:style-name="ce4" table:formula="of:=[.$D25] * POWER(3/2;[.I$4]-1)*[.$E25]" office:value-type="float" office:value="4762.79999999999">
            <text:p>4762.80</text:p>
          </table:table-cell>
          <table:table-cell table:style-name="ce4" table:formula="of:=[.$D25] * POWER(3/2;[.J$4]-1)*[.$E25]" office:value-type="float" office:value="7144.19999999999">
            <text:p>7144.20</text:p>
          </table:table-cell>
          <table:table-cell/>
        </table:table-row>
        <table:table-row table:style-name="ro1">
          <table:table-cell/>
          <table:table-cell table:formula="of:=[.B25]" office:value-type="float" office:value="4">
            <text:p>4</text:p>
          </table:table-cell>
          <table:table-cell table:formula="of:=[.C25]/((1-[.C25]/[.C24])+1)" office:value-type="float" office:value="1.33333333333333">
            <text:p>1.33</text:p>
          </table:table-cell>
          <table:table-cell table:formula="of:=[.C26] *  [.B26] * 12" office:value-type="float" office:value="63.9999999999999">
            <text:p>64.00</text:p>
          </table:table-cell>
          <table:table-cell office:value-type="float" office:value="22">
            <text:p>22.00</text:p>
          </table:table-cell>
          <table:table-cell table:style-name="ce4" table:formula="of:=[.$D26] * POWER(3/2;[.F$4]-1)*[.E26]" office:value-type="float" office:value="1408">
            <text:p>1408.00</text:p>
          </table:table-cell>
          <table:table-cell table:style-name="ce4" table:formula="of:=[.$D26] * POWER(3/2;[.G$4]-1)*[.$E26]" office:value-type="float" office:value="2112">
            <text:p>2112.00</text:p>
          </table:table-cell>
          <table:table-cell table:style-name="ce4" table:formula="of:=[.$D26] * POWER(3/2;[.H$4]-1)*[.$E26]" office:value-type="float" office:value="3167.99999999999">
            <text:p>3168.00</text:p>
          </table:table-cell>
          <table:table-cell table:style-name="ce4" table:formula="of:=[.$D26] * POWER(3/2;[.I$4]-1)*[.$E26]" office:value-type="float" office:value="4751.99999999999">
            <text:p>4752.00</text:p>
          </table:table-cell>
          <table:table-cell table:style-name="ce4" table:formula="of:=[.$D26] * POWER(3/2;[.J$4]-1)*[.$E26]" office:value-type="float" office:value="7127.99999999999">
            <text:p>7128.00</text:p>
          </table:table-cell>
          <table:table-cell/>
        </table:table-row>
        <table:table-row table:style-name="ro1">
          <table:table-cell/>
          <table:table-cell table:formula="of:=[.B26]" office:value-type="float" office:value="4">
            <text:p>4</text:p>
          </table:table-cell>
          <table:table-cell table:formula="of:=[.C26]/((1-[.C26]/[.C25])+1)" office:value-type="float" office:value="1.27272727272727">
            <text:p>1.27</text:p>
          </table:table-cell>
          <table:table-cell table:formula="of:=[.C27] *  [.B27] * 12" office:value-type="float" office:value="61.090909090909">
            <text:p>61.09</text:p>
          </table:table-cell>
          <table:table-cell office:value-type="float" office:value="23">
            <text:p>23.00</text:p>
          </table:table-cell>
          <table:table-cell table:style-name="ce4" table:formula="of:=[.$D27] * POWER(3/2;[.F$4]-1)*[.E27]" office:value-type="float" office:value="1405.09090909091">
            <text:p>1405.09</text:p>
          </table:table-cell>
          <table:table-cell table:style-name="ce4" table:formula="of:=[.$D27] * POWER(3/2;[.G$4]-1)*[.$E27]" office:value-type="float" office:value="2107.63636363636">
            <text:p>2107.64</text:p>
          </table:table-cell>
          <table:table-cell table:style-name="ce4" table:formula="of:=[.$D27] * POWER(3/2;[.H$4]-1)*[.$E27]" office:value-type="float" office:value="3161.45454545454">
            <text:p>3161.45</text:p>
          </table:table-cell>
          <table:table-cell table:style-name="ce4" table:formula="of:=[.$D27] * POWER(3/2;[.I$4]-1)*[.$E27]" office:value-type="float" office:value="4742.18181818181">
            <text:p>4742.18</text:p>
          </table:table-cell>
          <table:table-cell table:style-name="ce4" table:formula="of:=[.$D27] * POWER(3/2;[.J$4]-1)*[.$E27]" office:value-type="float" office:value="7113.27272727271">
            <text:p>7113.27</text:p>
          </table:table-cell>
          <table:table-cell/>
        </table:table-row>
        <table:table-row table:style-name="ro1">
          <table:table-cell/>
          <table:table-cell table:formula="of:=[.B27]" office:value-type="float" office:value="4">
            <text:p>4</text:p>
          </table:table-cell>
          <table:table-cell table:formula="of:=[.C27]/((1-[.C27]/[.C26])+1)" office:value-type="float" office:value="1.21739130434782">
            <text:p>1.22</text:p>
          </table:table-cell>
          <table:table-cell table:formula="of:=[.C28] *  [.B28] * 12" office:value-type="float" office:value="58.4347826086955">
            <text:p>58.43</text:p>
          </table:table-cell>
          <table:table-cell office:value-type="float" office:value="24">
            <text:p>24.00</text:p>
          </table:table-cell>
          <table:table-cell table:style-name="ce4" table:formula="of:=[.$D28] * POWER(3/2;[.F$4]-1)*[.E28]" office:value-type="float" office:value="1402.43478260869">
            <text:p>1402.43</text:p>
          </table:table-cell>
          <table:table-cell table:style-name="ce4" table:formula="of:=[.$D28] * POWER(3/2;[.G$4]-1)*[.$E28]" office:value-type="float" office:value="2103.65217391304">
            <text:p>2103.65</text:p>
          </table:table-cell>
          <table:table-cell table:style-name="ce4" table:formula="of:=[.$D28] * POWER(3/2;[.H$4]-1)*[.$E28]" office:value-type="float" office:value="3155.47826086956">
            <text:p>3155.48</text:p>
          </table:table-cell>
          <table:table-cell table:style-name="ce4" table:formula="of:=[.$D28] * POWER(3/2;[.I$4]-1)*[.$E28]" office:value-type="float" office:value="4733.21739130434">
            <text:p>4733.22</text:p>
          </table:table-cell>
          <table:table-cell table:style-name="ce4" table:formula="of:=[.$D28] * POWER(3/2;[.J$4]-1)*[.$E28]" office:value-type="float" office:value="7099.82608695651">
            <text:p>7099.83</text:p>
          </table:table-cell>
          <table:table-cell/>
        </table:table-row>
        <table:table-row table:style-name="ro1">
          <table:table-cell/>
          <table:table-cell table:formula="of:=[.B28]" office:value-type="float" office:value="4">
            <text:p>4</text:p>
          </table:table-cell>
          <table:table-cell table:formula="of:=[.C28]/((1-[.C28]/[.C27])+1)" office:value-type="float" office:value="1.16666666666666">
            <text:p>1.17</text:p>
          </table:table-cell>
          <table:table-cell table:formula="of:=[.C29] *  [.B29] * 12" office:value-type="float" office:value="55.9999999999999">
            <text:p>56.00</text:p>
          </table:table-cell>
          <table:table-cell office:value-type="float" office:value="25">
            <text:p>25.00</text:p>
          </table:table-cell>
          <table:table-cell table:style-name="ce4" table:formula="of:=[.$D29] * POWER(3/2;[.F$4]-1)*[.E29]" office:value-type="float" office:value="1400">
            <text:p>1400.00</text:p>
          </table:table-cell>
          <table:table-cell table:style-name="ce4" table:formula="of:=[.$D29] * POWER(3/2;[.G$4]-1)*[.$E29]" office:value-type="float" office:value="2100">
            <text:p>2100.00</text:p>
          </table:table-cell>
          <table:table-cell table:style-name="ce4" table:formula="of:=[.$D29] * POWER(3/2;[.H$4]-1)*[.$E29]" office:value-type="float" office:value="3149.99999999999">
            <text:p>3150.00</text:p>
          </table:table-cell>
          <table:table-cell table:style-name="ce4" table:formula="of:=[.$D29] * POWER(3/2;[.I$4]-1)*[.$E29]" office:value-type="float" office:value="4724.99999999999">
            <text:p>4725.00</text:p>
          </table:table-cell>
          <table:table-cell table:style-name="ce4" table:formula="of:=[.$D29] * POWER(3/2;[.J$4]-1)*[.$E29]" office:value-type="float" office:value="7087.49999999999">
            <text:p>7087.50</text:p>
          </table:table-cell>
          <table:table-cell/>
        </table:table-row>
        <table:table-row table:style-name="ro1">
          <table:table-cell/>
          <table:table-cell table:formula="of:=[.B29]" office:value-type="float" office:value="4">
            <text:p>4</text:p>
          </table:table-cell>
          <table:table-cell table:formula="of:=[.C29]/((1-[.C29]/[.C28])+1)" office:value-type="float" office:value="1.12">
            <text:p>1.12</text:p>
          </table:table-cell>
          <table:table-cell table:formula="of:=[.C30] *  [.B30] * 12" office:value-type="float" office:value="53.7599999999999">
            <text:p>53.76</text:p>
          </table:table-cell>
          <table:table-cell office:value-type="float" office:value="26">
            <text:p>26.00</text:p>
          </table:table-cell>
          <table:table-cell table:style-name="ce4" table:formula="of:=[.$D30] * POWER(3/2;[.F$4]-1)*[.E30]" office:value-type="float" office:value="1397.76">
            <text:p>1397.76</text:p>
          </table:table-cell>
          <table:table-cell table:style-name="ce4" table:formula="of:=[.$D30] * POWER(3/2;[.G$4]-1)*[.$E30]" office:value-type="float" office:value="2096.64">
            <text:p>2096.64</text:p>
          </table:table-cell>
          <table:table-cell table:style-name="ce4" table:formula="of:=[.$D30] * POWER(3/2;[.H$4]-1)*[.$E30]" office:value-type="float" office:value="3144.95999999999">
            <text:p>3144.96</text:p>
          </table:table-cell>
          <table:table-cell table:style-name="ce4" table:formula="of:=[.$D30] * POWER(3/2;[.I$4]-1)*[.$E30]" office:value-type="float" office:value="4717.43999999999">
            <text:p>4717.44</text:p>
          </table:table-cell>
          <table:table-cell table:style-name="ce4" table:formula="of:=[.$D30] * POWER(3/2;[.J$4]-1)*[.$E30]" office:value-type="float" office:value="7076.15999999999">
            <text:p>7076.16</text:p>
          </table:table-cell>
          <table:table-cell/>
        </table:table-row>
        <table:table-row table:style-name="ro1">
          <table:table-cell/>
          <table:table-cell table:formula="of:=[.B30]" office:value-type="float" office:value="4">
            <text:p>4</text:p>
          </table:table-cell>
          <table:table-cell table:formula="of:=[.C30]/((1-[.C30]/[.C29])+1)" office:value-type="float" office:value="1.07692307692308">
            <text:p>1.08</text:p>
          </table:table-cell>
          <table:table-cell table:formula="of:=[.C31] *  [.B31] * 12" office:value-type="float" office:value="51.6923076923076">
            <text:p>51.69</text:p>
          </table:table-cell>
          <table:table-cell office:value-type="float" office:value="27">
            <text:p>27.00</text:p>
          </table:table-cell>
          <table:table-cell table:style-name="ce4" table:formula="of:=[.$D31] * POWER(3/2;[.F$4]-1)*[.E31]" office:value-type="float" office:value="1395.69230769231">
            <text:p>1395.69</text:p>
          </table:table-cell>
          <table:table-cell table:style-name="ce4" table:formula="of:=[.$D31] * POWER(3/2;[.G$4]-1)*[.$E31]" office:value-type="float" office:value="2093.53846153846">
            <text:p>2093.54</text:p>
          </table:table-cell>
          <table:table-cell table:style-name="ce4" table:formula="of:=[.$D31] * POWER(3/2;[.H$4]-1)*[.$E31]" office:value-type="float" office:value="3140.30769230769">
            <text:p>3140.31</text:p>
          </table:table-cell>
          <table:table-cell table:style-name="ce4" table:formula="of:=[.$D31] * POWER(3/2;[.I$4]-1)*[.$E31]" office:value-type="float" office:value="4710.46153846153">
            <text:p>4710.46</text:p>
          </table:table-cell>
          <table:table-cell table:style-name="ce4" table:formula="of:=[.$D31] * POWER(3/2;[.J$4]-1)*[.$E31]" office:value-type="float" office:value="7065.6923076923">
            <text:p>7065.69</text:p>
          </table:table-cell>
          <table:table-cell/>
        </table:table-row>
        <table:table-row table:style-name="ro1">
          <table:table-cell/>
          <table:table-cell table:formula="of:=[.B31]" office:value-type="float" office:value="4">
            <text:p>4</text:p>
          </table:table-cell>
          <table:table-cell table:formula="of:=[.C31]/((1-[.C31]/[.C30])+1)" office:value-type="float" office:value="1.03703703703704">
            <text:p>1.04</text:p>
          </table:table-cell>
          <table:table-cell table:formula="of:=[.C32] *  [.B32] * 12" office:value-type="float" office:value="49.7777777777777">
            <text:p>49.78</text:p>
          </table:table-cell>
          <table:table-cell office:value-type="float" office:value="28">
            <text:p>28.00</text:p>
          </table:table-cell>
          <table:table-cell table:style-name="ce4" table:formula="of:=[.$D32] * POWER(3/2;[.F$4]-1)*[.E32]" office:value-type="float" office:value="1393.77777777778">
            <text:p>1393.78</text:p>
          </table:table-cell>
          <table:table-cell table:style-name="ce4" table:formula="of:=[.$D32] * POWER(3/2;[.G$4]-1)*[.$E32]" office:value-type="float" office:value="2090.66666666666">
            <text:p>2090.67</text:p>
          </table:table-cell>
          <table:table-cell table:style-name="ce4" table:formula="of:=[.$D32] * POWER(3/2;[.H$4]-1)*[.$E32]" office:value-type="float" office:value="3136">
            <text:p>3136.00</text:p>
          </table:table-cell>
          <table:table-cell table:style-name="ce4" table:formula="of:=[.$D32] * POWER(3/2;[.I$4]-1)*[.$E32]" office:value-type="float" office:value="4703.99999999999">
            <text:p>4704.00</text:p>
          </table:table-cell>
          <table:table-cell table:style-name="ce4" table:formula="of:=[.$D32] * POWER(3/2;[.J$4]-1)*[.$E32]" office:value-type="float" office:value="7055.99999999999">
            <text:p>7056.00</text:p>
          </table:table-cell>
          <table:table-cell/>
        </table:table-row>
        <table:table-row table:style-name="ro1">
          <table:table-cell/>
          <table:table-cell table:formula="of:=[.B32]" office:value-type="float" office:value="4">
            <text:p>4</text:p>
          </table:table-cell>
          <table:table-cell table:formula="of:=[.C32]/((1-[.C32]/[.C31])+1)" office:value-type="float" office:value="0.999999999999999">
            <text:p>1.00</text:p>
          </table:table-cell>
          <table:table-cell table:formula="of:=[.C33] *  [.B33] * 12" office:value-type="float" office:value="47.9999999999999">
            <text:p>48.00</text:p>
          </table:table-cell>
          <table:table-cell office:value-type="float" office:value="29">
            <text:p>29.00</text:p>
          </table:table-cell>
          <table:table-cell table:style-name="ce4" table:formula="of:=[.$D33] * POWER(3/2;[.F$4]-1)*[.E33]" office:value-type="float" office:value="1392">
            <text:p>1392.00</text:p>
          </table:table-cell>
          <table:table-cell table:style-name="ce4" table:formula="of:=[.$D33] * POWER(3/2;[.G$4]-1)*[.$E33]" office:value-type="float" office:value="2088">
            <text:p>2088.00</text:p>
          </table:table-cell>
          <table:table-cell table:style-name="ce4" table:formula="of:=[.$D33] * POWER(3/2;[.H$4]-1)*[.$E33]" office:value-type="float" office:value="3132">
            <text:p>3132.00</text:p>
          </table:table-cell>
          <table:table-cell table:style-name="ce4" table:formula="of:=[.$D33] * POWER(3/2;[.I$4]-1)*[.$E33]" office:value-type="float" office:value="4697.99999999999">
            <text:p>4698.00</text:p>
          </table:table-cell>
          <table:table-cell table:style-name="ce4" table:formula="of:=[.$D33] * POWER(3/2;[.J$4]-1)*[.$E33]" office:value-type="float" office:value="7046.99999999999">
            <text:p>7047.00</text:p>
          </table:table-cell>
          <table:table-cell/>
        </table:table-row>
        <table:table-row table:style-name="ro1">
          <table:table-cell/>
          <table:table-cell table:formula="of:=[.B33]" office:value-type="float" office:value="4">
            <text:p>4</text:p>
          </table:table-cell>
          <table:table-cell table:formula="of:=[.C33]/((1-[.C33]/[.C32])+1)" office:value-type="float" office:value="0.965517241379309">
            <text:p>0.97</text:p>
          </table:table-cell>
          <table:table-cell table:formula="of:=[.C34] *  [.B34] * 12" office:value-type="float" office:value="46.3448275862069">
            <text:p>46.34</text:p>
          </table:table-cell>
          <table:table-cell office:value-type="float" office:value="30">
            <text:p>30.00</text:p>
          </table:table-cell>
          <table:table-cell table:style-name="ce4" table:formula="of:=[.$D34] * POWER(3/2;[.F$4]-1)*[.E34]" office:value-type="float" office:value="1390.34482758621">
            <text:p>1390.34</text:p>
          </table:table-cell>
          <table:table-cell table:style-name="ce4" table:formula="of:=[.$D34] * POWER(3/2;[.G$4]-1)*[.$E34]" office:value-type="float" office:value="2085.51724137931">
            <text:p>2085.52</text:p>
          </table:table-cell>
          <table:table-cell table:style-name="ce4" table:formula="of:=[.$D34] * POWER(3/2;[.H$4]-1)*[.$E34]" office:value-type="float" office:value="3128.27586206896">
            <text:p>3128.28</text:p>
          </table:table-cell>
          <table:table-cell table:style-name="ce4" table:formula="of:=[.$D34] * POWER(3/2;[.I$4]-1)*[.$E34]" office:value-type="float" office:value="4692.41379310344">
            <text:p>4692.41</text:p>
          </table:table-cell>
          <table:table-cell table:style-name="ce4" table:formula="of:=[.$D34] * POWER(3/2;[.J$4]-1)*[.$E34]" office:value-type="float" office:value="7038.62068965517">
            <text:p>7038.62</text:p>
          </table:table-cell>
          <table:table-cell/>
        </table:table-row>
        <table:table-row table:style-name="ro1">
          <table:table-cell/>
          <table:table-cell table:formula="of:=[.B34]" office:value-type="float" office:value="4">
            <text:p>4</text:p>
          </table:table-cell>
          <table:table-cell table:formula="of:=[.C34]/((1-[.C34]/[.C33])+1)" office:value-type="float" office:value="0.933333333333333">
            <text:p>0.93</text:p>
          </table:table-cell>
          <table:table-cell table:formula="of:=[.C35] *  [.B35] * 12" office:value-type="float" office:value="44.8">
            <text:p>44.80</text:p>
          </table:table-cell>
          <table:table-cell office:value-type="float" office:value="31">
            <text:p>31.00</text:p>
          </table:table-cell>
          <table:table-cell table:style-name="ce4" table:formula="of:=[.$D35] * POWER(3/2;[.F$4]-1)*[.E35]" office:value-type="float" office:value="1388.8">
            <text:p>1388.80</text:p>
          </table:table-cell>
          <table:table-cell table:style-name="ce4" table:formula="of:=[.$D35] * POWER(3/2;[.G$4]-1)*[.$E35]" office:value-type="float" office:value="2083.2">
            <text:p>2083.20</text:p>
          </table:table-cell>
          <table:table-cell table:style-name="ce4" table:formula="of:=[.$D35] * POWER(3/2;[.H$4]-1)*[.$E35]" office:value-type="float" office:value="3124.8">
            <text:p>3124.80</text:p>
          </table:table-cell>
          <table:table-cell table:style-name="ce4" table:formula="of:=[.$D35] * POWER(3/2;[.I$4]-1)*[.$E35]" office:value-type="float" office:value="4687.2">
            <text:p>4687.20</text:p>
          </table:table-cell>
          <table:table-cell table:style-name="ce4" table:formula="of:=[.$D35] * POWER(3/2;[.J$4]-1)*[.$E35]" office:value-type="float" office:value="7030.79999999999">
            <text:p>7030.80</text:p>
          </table:table-cell>
          <table:table-cell/>
        </table:table-row>
        <table:table-row table:style-name="ro1">
          <table:table-cell/>
          <table:table-cell table:formula="of:=[.B35]" office:value-type="float" office:value="4">
            <text:p>4</text:p>
          </table:table-cell>
          <table:table-cell table:formula="of:=[.C35]/((1-[.C35]/[.C34])+1)" office:value-type="float" office:value="0.903225806451612">
            <text:p>0.90</text:p>
          </table:table-cell>
          <table:table-cell table:formula="of:=[.C36] *  [.B36] * 12" office:value-type="float" office:value="43.3548387096774">
            <text:p>43.35</text:p>
          </table:table-cell>
          <table:table-cell office:value-type="float" office:value="32">
            <text:p>32.00</text:p>
          </table:table-cell>
          <table:table-cell table:style-name="ce4" table:formula="of:=[.$D36] * POWER(3/2;[.F$4]-1)*[.E36]" office:value-type="float" office:value="1387.35483870968">
            <text:p>1387.35</text:p>
          </table:table-cell>
          <table:table-cell table:style-name="ce4" table:formula="of:=[.$D36] * POWER(3/2;[.G$4]-1)*[.$E36]" office:value-type="float" office:value="2081.03225806451">
            <text:p>2081.03</text:p>
          </table:table-cell>
          <table:table-cell table:style-name="ce4" table:formula="of:=[.$D36] * POWER(3/2;[.H$4]-1)*[.$E36]" office:value-type="float" office:value="3121.54838709677">
            <text:p>3121.55</text:p>
          </table:table-cell>
          <table:table-cell table:style-name="ce4" table:formula="of:=[.$D36] * POWER(3/2;[.I$4]-1)*[.$E36]" office:value-type="float" office:value="4682.32258064516">
            <text:p>4682.32</text:p>
          </table:table-cell>
          <table:table-cell table:style-name="ce4" table:formula="of:=[.$D36] * POWER(3/2;[.J$4]-1)*[.$E36]" office:value-type="float" office:value="7023.48387096774">
            <text:p>7023.48</text:p>
          </table:table-cell>
          <table:table-cell/>
        </table:table-row>
        <table:table-row table:style-name="ro1">
          <table:table-cell/>
          <table:table-cell table:formula="of:=[.B36]" office:value-type="float" office:value="4">
            <text:p>4</text:p>
          </table:table-cell>
          <table:table-cell table:formula="of:=[.C36]/((1-[.C36]/[.C35])+1)" office:value-type="float" office:value="0.875">
            <text:p>0.88</text:p>
          </table:table-cell>
          <table:table-cell table:formula="of:=[.C37] *  [.B37] * 12" office:value-type="float" office:value="42">
            <text:p>42.00</text:p>
          </table:table-cell>
          <table:table-cell office:value-type="float" office:value="33">
            <text:p>33.00</text:p>
          </table:table-cell>
          <table:table-cell table:style-name="ce4" table:formula="of:=[.$D37] * POWER(3/2;[.F$4]-1)*[.E37]" office:value-type="float" office:value="1386">
            <text:p>1386.00</text:p>
          </table:table-cell>
          <table:table-cell table:style-name="ce4" table:formula="of:=[.$D37] * POWER(3/2;[.G$4]-1)*[.$E37]" office:value-type="float" office:value="2079">
            <text:p>2079.00</text:p>
          </table:table-cell>
          <table:table-cell table:style-name="ce4" table:formula="of:=[.$D37] * POWER(3/2;[.H$4]-1)*[.$E37]" office:value-type="float" office:value="3118.5">
            <text:p>3118.50</text:p>
          </table:table-cell>
          <table:table-cell table:style-name="ce4" table:formula="of:=[.$D37] * POWER(3/2;[.I$4]-1)*[.$E37]" office:value-type="float" office:value="4677.75">
            <text:p>4677.75</text:p>
          </table:table-cell>
          <table:table-cell table:style-name="ce4" table:formula="of:=[.$D37] * POWER(3/2;[.J$4]-1)*[.$E37]" office:value-type="float" office:value="7016.625">
            <text:p>7016.63</text:p>
          </table:table-cell>
          <table:table-cell/>
        </table:table-row>
        <table:table-row table:style-name="ro1">
          <table:table-cell/>
          <table:table-cell table:formula="of:=[.B37]" office:value-type="float" office:value="4">
            <text:p>4</text:p>
          </table:table-cell>
          <table:table-cell table:formula="of:=[.C37]/((1-[.C37]/[.C36])+1)" office:value-type="float" office:value="0.848484848484848">
            <text:p>0.85</text:p>
          </table:table-cell>
          <table:table-cell table:formula="of:=[.C38] *  [.B38] * 12" office:value-type="float" office:value="40.7272727272727">
            <text:p>40.73</text:p>
          </table:table-cell>
          <table:table-cell office:value-type="float" office:value="34">
            <text:p>34.00</text:p>
          </table:table-cell>
          <table:table-cell table:style-name="ce4" table:formula="of:=[.$D38] * POWER(3/2;[.F$4]-1)*[.E38]" office:value-type="float" office:value="1384.72727272727">
            <text:p>1384.73</text:p>
          </table:table-cell>
          <table:table-cell table:style-name="ce4" table:formula="of:=[.$D38] * POWER(3/2;[.G$4]-1)*[.$E38]" office:value-type="float" office:value="2077.09090909091">
            <text:p>2077.09</text:p>
          </table:table-cell>
          <table:table-cell table:style-name="ce4" table:formula="of:=[.$D38] * POWER(3/2;[.H$4]-1)*[.$E38]" office:value-type="float" office:value="3115.63636363636">
            <text:p>3115.64</text:p>
          </table:table-cell>
          <table:table-cell table:style-name="ce4" table:formula="of:=[.$D38] * POWER(3/2;[.I$4]-1)*[.$E38]" office:value-type="float" office:value="4673.45454545454">
            <text:p>4673.45</text:p>
          </table:table-cell>
          <table:table-cell table:style-name="ce4" table:formula="of:=[.$D38] * POWER(3/2;[.J$4]-1)*[.$E38]" office:value-type="float" office:value="7010.18181818181">
            <text:p>7010.18</text:p>
          </table:table-cell>
          <table:table-cell/>
        </table:table-row>
        <table:table-row table:style-name="ro1">
          <table:table-cell/>
          <table:table-cell table:formula="of:=[.B38]" office:value-type="float" office:value="4">
            <text:p>4</text:p>
          </table:table-cell>
          <table:table-cell table:formula="of:=[.C38]/((1-[.C38]/[.C37])+1)" office:value-type="float" office:value="0.823529411764705">
            <text:p>0.82</text:p>
          </table:table-cell>
          <table:table-cell table:formula="of:=[.C39] *  [.B39] * 12" office:value-type="float" office:value="39.5294117647059">
            <text:p>39.53</text:p>
          </table:table-cell>
          <table:table-cell office:value-type="float" office:value="35">
            <text:p>35.00</text:p>
          </table:table-cell>
          <table:table-cell table:style-name="ce4" table:formula="of:=[.$D39] * POWER(3/2;[.F$4]-1)*[.E39]" office:value-type="float" office:value="1383.52941176471">
            <text:p>1383.53</text:p>
          </table:table-cell>
          <table:table-cell table:style-name="ce4" table:formula="of:=[.$D39] * POWER(3/2;[.G$4]-1)*[.$E39]" office:value-type="float" office:value="2075.29411764706">
            <text:p>2075.29</text:p>
          </table:table-cell>
          <table:table-cell table:style-name="ce4" table:formula="of:=[.$D39] * POWER(3/2;[.H$4]-1)*[.$E39]" office:value-type="float" office:value="3112.94117647059">
            <text:p>3112.94</text:p>
          </table:table-cell>
          <table:table-cell table:style-name="ce4" table:formula="of:=[.$D39] * POWER(3/2;[.I$4]-1)*[.$E39]" office:value-type="float" office:value="4669.41176470588">
            <text:p>4669.41</text:p>
          </table:table-cell>
          <table:table-cell table:style-name="ce4" table:formula="of:=[.$D39] * POWER(3/2;[.J$4]-1)*[.$E39]" office:value-type="float" office:value="7004.11764705882">
            <text:p>7004.12</text:p>
          </table:table-cell>
          <table:table-cell/>
        </table:table-row>
        <table:table-row table:style-name="ro1">
          <table:table-cell/>
          <table:table-cell table:formula="of:=[.B39]" office:value-type="float" office:value="4">
            <text:p>4</text:p>
          </table:table-cell>
          <table:table-cell table:formula="of:=[.C39]/((1-[.C39]/[.C38])+1)" office:value-type="float" office:value="0.8">
            <text:p>0.80</text:p>
          </table:table-cell>
          <table:table-cell table:formula="of:=[.C40] *  [.B40] * 12" office:value-type="float" office:value="38.4">
            <text:p>38.40</text:p>
          </table:table-cell>
          <table:table-cell office:value-type="float" office:value="36">
            <text:p>36.00</text:p>
          </table:table-cell>
          <table:table-cell table:style-name="ce4" table:formula="of:=[.$D40] * POWER(3/2;[.F$4]-1)*[.E40]" office:value-type="float" office:value="1382.4">
            <text:p>1382.40</text:p>
          </table:table-cell>
          <table:table-cell table:style-name="ce4" table:formula="of:=[.$D40] * POWER(3/2;[.G$4]-1)*[.$E40]" office:value-type="float" office:value="2073.6">
            <text:p>2073.60</text:p>
          </table:table-cell>
          <table:table-cell table:style-name="ce4" table:formula="of:=[.$D40] * POWER(3/2;[.H$4]-1)*[.$E40]" office:value-type="float" office:value="3110.4">
            <text:p>3110.40</text:p>
          </table:table-cell>
          <table:table-cell table:style-name="ce4" table:formula="of:=[.$D40] * POWER(3/2;[.I$4]-1)*[.$E40]" office:value-type="float" office:value="4665.6">
            <text:p>4665.60</text:p>
          </table:table-cell>
          <table:table-cell table:style-name="ce4" table:formula="of:=[.$D40] * POWER(3/2;[.J$4]-1)*[.$E40]" office:value-type="float" office:value="6998.4">
            <text:p>6998.40</text:p>
          </table:table-cell>
          <table:table-cell/>
        </table:table-row>
        <table:table-row table:style-name="ro1">
          <table:table-cell/>
          <table:table-cell table:formula="of:=[.B40]" office:value-type="float" office:value="4">
            <text:p>4</text:p>
          </table:table-cell>
          <table:table-cell table:formula="of:=[.C40]/((1-[.C40]/[.C39])+1)" office:value-type="float" office:value="0.777777777777777">
            <text:p>0.78</text:p>
          </table:table-cell>
          <table:table-cell table:formula="of:=[.C41] *  [.B41] * 12" office:value-type="float" office:value="37.3333333333333">
            <text:p>37.33</text:p>
          </table:table-cell>
          <table:table-cell office:value-type="float" office:value="37">
            <text:p>37.00</text:p>
          </table:table-cell>
          <table:table-cell table:style-name="ce4" table:formula="of:=[.$D41] * POWER(3/2;[.F$4]-1)*[.E41]" office:value-type="float" office:value="1381.33333333333">
            <text:p>1381.33</text:p>
          </table:table-cell>
          <table:table-cell table:style-name="ce4" table:formula="of:=[.$D41] * POWER(3/2;[.G$4]-1)*[.$E41]" office:value-type="float" office:value="2072">
            <text:p>2072.00</text:p>
          </table:table-cell>
          <table:table-cell table:style-name="ce4" table:formula="of:=[.$D41] * POWER(3/2;[.H$4]-1)*[.$E41]" office:value-type="float" office:value="3108">
            <text:p>3108.00</text:p>
          </table:table-cell>
          <table:table-cell table:style-name="ce4" table:formula="of:=[.$D41] * POWER(3/2;[.I$4]-1)*[.$E41]" office:value-type="float" office:value="4662">
            <text:p>4662.00</text:p>
          </table:table-cell>
          <table:table-cell table:style-name="ce4" table:formula="of:=[.$D41] * POWER(3/2;[.J$4]-1)*[.$E41]" office:value-type="float" office:value="6993">
            <text:p>6993.00</text:p>
          </table:table-cell>
          <table:table-cell/>
        </table:table-row>
        <table:table-row table:style-name="ro1">
          <table:table-cell/>
          <table:table-cell table:formula="of:=[.B41]" office:value-type="float" office:value="4">
            <text:p>4</text:p>
          </table:table-cell>
          <table:table-cell table:formula="of:=[.C41]/((1-[.C41]/[.C40])+1)" office:value-type="float" office:value="0.756756756756756">
            <text:p>0.76</text:p>
          </table:table-cell>
          <table:table-cell table:formula="of:=[.C42] *  [.B42] * 12" office:value-type="float" office:value="36.3243243243243">
            <text:p>36.32</text:p>
          </table:table-cell>
          <table:table-cell office:value-type="float" office:value="38">
            <text:p>38.00</text:p>
          </table:table-cell>
          <table:table-cell table:style-name="ce4" table:formula="of:=[.$D42] * POWER(3/2;[.F$4]-1)*[.E42]" office:value-type="float" office:value="1380.32432432432">
            <text:p>1380.32</text:p>
          </table:table-cell>
          <table:table-cell table:style-name="ce4" table:formula="of:=[.$D42] * POWER(3/2;[.G$4]-1)*[.$E42]" office:value-type="float" office:value="2070.48648648649">
            <text:p>2070.49</text:p>
          </table:table-cell>
          <table:table-cell table:style-name="ce4" table:formula="of:=[.$D42] * POWER(3/2;[.H$4]-1)*[.$E42]" office:value-type="float" office:value="3105.72972972973">
            <text:p>3105.73</text:p>
          </table:table-cell>
          <table:table-cell table:style-name="ce4" table:formula="of:=[.$D42] * POWER(3/2;[.I$4]-1)*[.$E42]" office:value-type="float" office:value="4658.59459459459">
            <text:p>4658.59</text:p>
          </table:table-cell>
          <table:table-cell table:style-name="ce4" table:formula="of:=[.$D42] * POWER(3/2;[.J$4]-1)*[.$E42]" office:value-type="float" office:value="6987.89189189189">
            <text:p>6987.89</text:p>
          </table:table-cell>
          <table:table-cell/>
        </table:table-row>
        <table:table-row table:style-name="ro1">
          <table:table-cell/>
          <table:table-cell table:formula="of:=[.B42]" office:value-type="float" office:value="4">
            <text:p>4</text:p>
          </table:table-cell>
          <table:table-cell table:formula="of:=[.C42]/((1-[.C42]/[.C41])+1)" office:value-type="float" office:value="0.736842105263158">
            <text:p>0.74</text:p>
          </table:table-cell>
          <table:table-cell table:formula="of:=[.C43] *  [.B43] * 12" office:value-type="float" office:value="35.3684210526316">
            <text:p>35.37</text:p>
          </table:table-cell>
          <table:table-cell office:value-type="float" office:value="39">
            <text:p>39.00</text:p>
          </table:table-cell>
          <table:table-cell table:style-name="ce4" table:formula="of:=[.$D43] * POWER(3/2;[.F$4]-1)*[.E43]" office:value-type="float" office:value="1379.36842105263">
            <text:p>1379.37</text:p>
          </table:table-cell>
          <table:table-cell table:style-name="ce4" table:formula="of:=[.$D43] * POWER(3/2;[.G$4]-1)*[.$E43]" office:value-type="float" office:value="2069.05263157895">
            <text:p>2069.05</text:p>
          </table:table-cell>
          <table:table-cell table:style-name="ce4" table:formula="of:=[.$D43] * POWER(3/2;[.H$4]-1)*[.$E43]" office:value-type="float" office:value="3103.57894736842">
            <text:p>3103.58</text:p>
          </table:table-cell>
          <table:table-cell table:style-name="ce4" table:formula="of:=[.$D43] * POWER(3/2;[.I$4]-1)*[.$E43]" office:value-type="float" office:value="4655.36842105263">
            <text:p>4655.37</text:p>
          </table:table-cell>
          <table:table-cell table:style-name="ce4" table:formula="of:=[.$D43] * POWER(3/2;[.J$4]-1)*[.$E43]" office:value-type="float" office:value="6983.05263157894">
            <text:p>6983.05</text:p>
          </table:table-cell>
          <table:table-cell/>
        </table:table-row>
        <table:table-row table:style-name="ro1">
          <table:table-cell/>
          <table:table-cell table:formula="of:=[.B43]" office:value-type="float" office:value="4">
            <text:p>4</text:p>
          </table:table-cell>
          <table:table-cell table:formula="of:=[.C43]/((1-[.C43]/[.C42])+1)" office:value-type="float" office:value="0.717948717948718">
            <text:p>0.72</text:p>
          </table:table-cell>
          <table:table-cell table:formula="of:=[.C44] *  [.B44] * 12" office:value-type="float" office:value="34.4615384615385">
            <text:p>34.46</text:p>
          </table:table-cell>
          <table:table-cell office:value-type="float" office:value="40">
            <text:p>40.00</text:p>
          </table:table-cell>
          <table:table-cell table:style-name="ce4" table:formula="of:=[.$D44] * POWER(3/2;[.F$4]-1)*[.E44]" office:value-type="float" office:value="1378.46153846154">
            <text:p>1378.46</text:p>
          </table:table-cell>
          <table:table-cell table:style-name="ce4" table:formula="of:=[.$D44] * POWER(3/2;[.G$4]-1)*[.$E44]" office:value-type="float" office:value="2067.69230769231">
            <text:p>2067.69</text:p>
          </table:table-cell>
          <table:table-cell table:style-name="ce4" table:formula="of:=[.$D44] * POWER(3/2;[.H$4]-1)*[.$E44]" office:value-type="float" office:value="3101.53846153846">
            <text:p>3101.54</text:p>
          </table:table-cell>
          <table:table-cell table:style-name="ce4" table:formula="of:=[.$D44] * POWER(3/2;[.I$4]-1)*[.$E44]" office:value-type="float" office:value="4652.30769230769">
            <text:p>4652.31</text:p>
          </table:table-cell>
          <table:table-cell table:style-name="ce4" table:formula="of:=[.$D44] * POWER(3/2;[.J$4]-1)*[.$E44]" office:value-type="float" office:value="6978.46153846154">
            <text:p>6978.46</text:p>
          </table:table-cell>
          <table:table-cell/>
        </table:table-row>
        <table:table-row table:style-name="ro1">
          <table:table-cell/>
          <table:table-cell table:formula="of:=[.B44]" office:value-type="float" office:value="4">
            <text:p>4</text:p>
          </table:table-cell>
          <table:table-cell table:formula="of:=[.C44]/((1-[.C44]/[.C43])+1)" office:value-type="float" office:value="0.7">
            <text:p>0.70</text:p>
          </table:table-cell>
          <table:table-cell table:formula="of:=[.C45] *  [.B45] * 12" office:value-type="float" office:value="33.6">
            <text:p>33.60</text:p>
          </table:table-cell>
          <table:table-cell office:value-type="float" office:value="41">
            <text:p>41.00</text:p>
          </table:table-cell>
          <table:table-cell table:style-name="ce4" table:formula="of:=[.$D45] * POWER(3/2;[.F$4]-1)*[.E45]" office:value-type="float" office:value="1377.6">
            <text:p>1377.60</text:p>
          </table:table-cell>
          <table:table-cell table:style-name="ce4" table:formula="of:=[.$D45] * POWER(3/2;[.G$4]-1)*[.$E45]" office:value-type="float" office:value="2066.4">
            <text:p>2066.40</text:p>
          </table:table-cell>
          <table:table-cell table:style-name="ce4" table:formula="of:=[.$D45] * POWER(3/2;[.H$4]-1)*[.$E45]" office:value-type="float" office:value="3099.6">
            <text:p>3099.60</text:p>
          </table:table-cell>
          <table:table-cell table:style-name="ce4" table:formula="of:=[.$D45] * POWER(3/2;[.I$4]-1)*[.$E45]" office:value-type="float" office:value="4649.4">
            <text:p>4649.40</text:p>
          </table:table-cell>
          <table:table-cell table:style-name="ce4" table:formula="of:=[.$D45] * POWER(3/2;[.J$4]-1)*[.$E45]" office:value-type="float" office:value="6974.1">
            <text:p>6974.10</text:p>
          </table:table-cell>
          <table:table-cell/>
        </table:table-row>
        <table:table-row table:style-name="ro1">
          <table:table-cell/>
          <table:table-cell table:formula="of:=[.B45]" office:value-type="float" office:value="4">
            <text:p>4</text:p>
          </table:table-cell>
          <table:table-cell table:formula="of:=[.C45]/((1-[.C45]/[.C44])+1)" office:value-type="float" office:value="0.682926829268293">
            <text:p>0.68</text:p>
          </table:table-cell>
          <table:table-cell table:formula="of:=[.C46] *  [.B46] * 12" office:value-type="float" office:value="32.7804878048781">
            <text:p>32.78</text:p>
          </table:table-cell>
          <table:table-cell office:value-type="float" office:value="42">
            <text:p>42.00</text:p>
          </table:table-cell>
          <table:table-cell table:style-name="ce4" table:formula="of:=[.$D46] * POWER(3/2;[.F$4]-1)*[.E46]" office:value-type="float" office:value="1376.78048780488">
            <text:p>1376.78</text:p>
          </table:table-cell>
          <table:table-cell table:style-name="ce4" table:formula="of:=[.$D46] * POWER(3/2;[.G$4]-1)*[.$E46]" office:value-type="float" office:value="2065.17073170732">
            <text:p>2065.17</text:p>
          </table:table-cell>
          <table:table-cell table:style-name="ce4" table:formula="of:=[.$D46] * POWER(3/2;[.H$4]-1)*[.$E46]" office:value-type="float" office:value="3097.75609756098">
            <text:p>3097.76</text:p>
          </table:table-cell>
          <table:table-cell table:style-name="ce4" table:formula="of:=[.$D46] * POWER(3/2;[.I$4]-1)*[.$E46]" office:value-type="float" office:value="4646.63414634146">
            <text:p>4646.63</text:p>
          </table:table-cell>
          <table:table-cell table:style-name="ce4" table:formula="of:=[.$D46] * POWER(3/2;[.J$4]-1)*[.$E46]" office:value-type="float" office:value="6969.9512195122">
            <text:p>6969.95</text:p>
          </table:table-cell>
          <table:table-cell/>
        </table:table-row>
        <table:table-row table:style-name="ro1">
          <table:table-cell/>
          <table:table-cell table:formula="of:=[.B46]" office:value-type="float" office:value="4">
            <text:p>4</text:p>
          </table:table-cell>
          <table:table-cell table:formula="of:=[.C46]/((1-[.C46]/[.C45])+1)" office:value-type="float" office:value="0.666666666666667">
            <text:p>0.67</text:p>
          </table:table-cell>
          <table:table-cell table:formula="of:=[.C47] *  [.B47] * 12" office:value-type="float" office:value="32">
            <text:p>32.00</text:p>
          </table:table-cell>
          <table:table-cell office:value-type="float" office:value="43">
            <text:p>43.00</text:p>
          </table:table-cell>
          <table:table-cell table:style-name="ce4" table:formula="of:=[.$D47] * POWER(3/2;[.F$4]-1)*[.E47]" office:value-type="float" office:value="1376">
            <text:p>1376.00</text:p>
          </table:table-cell>
          <table:table-cell table:style-name="ce4" table:formula="of:=[.$D47] * POWER(3/2;[.G$4]-1)*[.$E47]" office:value-type="float" office:value="2064">
            <text:p>2064.00</text:p>
          </table:table-cell>
          <table:table-cell table:style-name="ce4" table:formula="of:=[.$D47] * POWER(3/2;[.H$4]-1)*[.$E47]" office:value-type="float" office:value="3096">
            <text:p>3096.00</text:p>
          </table:table-cell>
          <table:table-cell table:style-name="ce4" table:formula="of:=[.$D47] * POWER(3/2;[.I$4]-1)*[.$E47]" office:value-type="float" office:value="4644">
            <text:p>4644.00</text:p>
          </table:table-cell>
          <table:table-cell table:style-name="ce4" table:formula="of:=[.$D47] * POWER(3/2;[.J$4]-1)*[.$E47]" office:value-type="float" office:value="6966">
            <text:p>6966.00</text:p>
          </table:table-cell>
          <table:table-cell/>
        </table:table-row>
        <table:table-row table:style-name="ro1">
          <table:table-cell/>
          <table:table-cell table:formula="of:=[.B47]" office:value-type="float" office:value="4">
            <text:p>4</text:p>
          </table:table-cell>
          <table:table-cell table:formula="of:=[.C47]/((1-[.C47]/[.C46])+1)" office:value-type="float" office:value="0.651162790697675">
            <text:p>0.65</text:p>
          </table:table-cell>
          <table:table-cell table:formula="of:=[.C48] *  [.B48] * 12" office:value-type="float" office:value="31.2558139534884">
            <text:p>31.26</text:p>
          </table:table-cell>
          <table:table-cell office:value-type="float" office:value="44">
            <text:p>44.00</text:p>
          </table:table-cell>
          <table:table-cell table:style-name="ce4" table:formula="of:=[.$D48] * POWER(3/2;[.F$4]-1)*[.E48]" office:value-type="float" office:value="1375.25581395349">
            <text:p>1375.26</text:p>
          </table:table-cell>
          <table:table-cell table:style-name="ce4" table:formula="of:=[.$D48] * POWER(3/2;[.G$4]-1)*[.$E48]" office:value-type="float" office:value="2062.88372093023">
            <text:p>2062.88</text:p>
          </table:table-cell>
          <table:table-cell table:style-name="ce4" table:formula="of:=[.$D48] * POWER(3/2;[.H$4]-1)*[.$E48]" office:value-type="float" office:value="3094.32558139535">
            <text:p>3094.33</text:p>
          </table:table-cell>
          <table:table-cell table:style-name="ce4" table:formula="of:=[.$D48] * POWER(3/2;[.I$4]-1)*[.$E48]" office:value-type="float" office:value="4641.48837209302">
            <text:p>4641.49</text:p>
          </table:table-cell>
          <table:table-cell table:style-name="ce4" table:formula="of:=[.$D48] * POWER(3/2;[.J$4]-1)*[.$E48]" office:value-type="float" office:value="6962.23255813954">
            <text:p>6962.23</text:p>
          </table:table-cell>
          <table:table-cell/>
        </table:table-row>
        <table:table-row table:style-name="ro1">
          <table:table-cell/>
          <table:table-cell table:formula="of:=[.B48]" office:value-type="float" office:value="4">
            <text:p>4</text:p>
          </table:table-cell>
          <table:table-cell table:formula="of:=[.C48]/((1-[.C48]/[.C47])+1)" office:value-type="float" office:value="0.636363636363637">
            <text:p>0.64</text:p>
          </table:table-cell>
          <table:table-cell table:formula="of:=[.C49] *  [.B49] * 12" office:value-type="float" office:value="30.5454545454546">
            <text:p>30.55</text:p>
          </table:table-cell>
          <table:table-cell office:value-type="float" office:value="45">
            <text:p>45.00</text:p>
          </table:table-cell>
          <table:table-cell table:style-name="ce4" table:formula="of:=[.$D49] * POWER(3/2;[.F$4]-1)*[.E49]" office:value-type="float" office:value="1374.54545454546">
            <text:p>1374.55</text:p>
          </table:table-cell>
          <table:table-cell table:style-name="ce4" table:formula="of:=[.$D49] * POWER(3/2;[.G$4]-1)*[.$E49]" office:value-type="float" office:value="2061.81818181818">
            <text:p>2061.82</text:p>
          </table:table-cell>
          <table:table-cell table:style-name="ce4" table:formula="of:=[.$D49] * POWER(3/2;[.H$4]-1)*[.$E49]" office:value-type="float" office:value="3092.72727272727">
            <text:p>3092.73</text:p>
          </table:table-cell>
          <table:table-cell table:style-name="ce4" table:formula="of:=[.$D49] * POWER(3/2;[.I$4]-1)*[.$E49]" office:value-type="float" office:value="4639.09090909091">
            <text:p>4639.09</text:p>
          </table:table-cell>
          <table:table-cell table:style-name="ce4" table:formula="of:=[.$D49] * POWER(3/2;[.J$4]-1)*[.$E49]" office:value-type="float" office:value="6958.63636363637">
            <text:p>6958.64</text:p>
          </table:table-cell>
          <table:table-cell/>
        </table:table-row>
        <table:table-row table:style-name="ro1">
          <table:table-cell/>
          <table:table-cell table:formula="of:=[.B49]" office:value-type="float" office:value="4">
            <text:p>4</text:p>
          </table:table-cell>
          <table:table-cell table:formula="of:=[.C49]/((1-[.C49]/[.C48])+1)" office:value-type="float" office:value="0.622222222222223">
            <text:p>0.62</text:p>
          </table:table-cell>
          <table:table-cell table:formula="of:=[.C50] *  [.B50] * 12" office:value-type="float" office:value="29.8666666666667">
            <text:p>29.87</text:p>
          </table:table-cell>
          <table:table-cell office:value-type="float" office:value="46">
            <text:p>46.00</text:p>
          </table:table-cell>
          <table:table-cell table:style-name="ce4" table:formula="of:=[.$D50] * POWER(3/2;[.F$4]-1)*[.E50]" office:value-type="float" office:value="1373.86666666667">
            <text:p>1373.87</text:p>
          </table:table-cell>
          <table:table-cell table:style-name="ce4" table:formula="of:=[.$D50] * POWER(3/2;[.G$4]-1)*[.$E50]" office:value-type="float" office:value="2060.8">
            <text:p>2060.80</text:p>
          </table:table-cell>
          <table:table-cell table:style-name="ce4" table:formula="of:=[.$D50] * POWER(3/2;[.H$4]-1)*[.$E50]" office:value-type="float" office:value="3091.2">
            <text:p>3091.20</text:p>
          </table:table-cell>
          <table:table-cell table:style-name="ce4" table:formula="of:=[.$D50] * POWER(3/2;[.I$4]-1)*[.$E50]" office:value-type="float" office:value="4636.8">
            <text:p>4636.80</text:p>
          </table:table-cell>
          <table:table-cell table:style-name="ce4" table:formula="of:=[.$D50] * POWER(3/2;[.J$4]-1)*[.$E50]" office:value-type="float" office:value="6955.2">
            <text:p>6955.20</text:p>
          </table:table-cell>
          <table:table-cell/>
        </table:table-row>
        <table:table-row table:style-name="ro1">
          <table:table-cell/>
          <table:table-cell table:formula="of:=[.B50]" office:value-type="float" office:value="4">
            <text:p>4</text:p>
          </table:table-cell>
          <table:table-cell table:formula="of:=[.C50]/((1-[.C50]/[.C49])+1)" office:value-type="float" office:value="0.608695652173913">
            <text:p>0.61</text:p>
          </table:table-cell>
          <table:table-cell table:formula="of:=[.C51] *  [.B51] * 12" office:value-type="float" office:value="29.2173913043478">
            <text:p>29.22</text:p>
          </table:table-cell>
          <table:table-cell office:value-type="float" office:value="47">
            <text:p>47.00</text:p>
          </table:table-cell>
          <table:table-cell table:style-name="ce4" table:formula="of:=[.$D51] * POWER(3/2;[.F$4]-1)*[.E51]" office:value-type="float" office:value="1373.21739130435">
            <text:p>1373.22</text:p>
          </table:table-cell>
          <table:table-cell table:style-name="ce4" table:formula="of:=[.$D51] * POWER(3/2;[.G$4]-1)*[.$E51]" office:value-type="float" office:value="2059.82608695652">
            <text:p>2059.83</text:p>
          </table:table-cell>
          <table:table-cell table:style-name="ce4" table:formula="of:=[.$D51] * POWER(3/2;[.H$4]-1)*[.$E51]" office:value-type="float" office:value="3089.73913043478">
            <text:p>3089.74</text:p>
          </table:table-cell>
          <table:table-cell table:style-name="ce4" table:formula="of:=[.$D51] * POWER(3/2;[.I$4]-1)*[.$E51]" office:value-type="float" office:value="4634.60869565218">
            <text:p>4634.61</text:p>
          </table:table-cell>
          <table:table-cell table:style-name="ce4" table:formula="of:=[.$D51] * POWER(3/2;[.J$4]-1)*[.$E51]" office:value-type="float" office:value="6951.91304347827">
            <text:p>6951.91</text:p>
          </table:table-cell>
          <table:table-cell/>
        </table:table-row>
        <table:table-row table:style-name="ro1">
          <table:table-cell/>
          <table:table-cell table:formula="of:=[.B51]" office:value-type="float" office:value="4">
            <text:p>4</text:p>
          </table:table-cell>
          <table:table-cell table:formula="of:=[.C51]/((1-[.C51]/[.C50])+1)" office:value-type="float" office:value="0.595744680851064">
            <text:p>0.60</text:p>
          </table:table-cell>
          <table:table-cell table:formula="of:=[.C52] *  [.B52] * 12" office:value-type="float" office:value="28.5957446808511">
            <text:p>28.60</text:p>
          </table:table-cell>
          <table:table-cell office:value-type="float" office:value="48">
            <text:p>48.00</text:p>
          </table:table-cell>
          <table:table-cell table:style-name="ce4" table:formula="of:=[.$D52] * POWER(3/2;[.F$4]-1)*[.E52]" office:value-type="float" office:value="1372.59574468085">
            <text:p>1372.60</text:p>
          </table:table-cell>
          <table:table-cell table:style-name="ce4" table:formula="of:=[.$D52] * POWER(3/2;[.G$4]-1)*[.$E52]" office:value-type="float" office:value="2058.89361702128">
            <text:p>2058.89</text:p>
          </table:table-cell>
          <table:table-cell table:style-name="ce4" table:formula="of:=[.$D52] * POWER(3/2;[.H$4]-1)*[.$E52]" office:value-type="float" office:value="3088.34042553192">
            <text:p>3088.34</text:p>
          </table:table-cell>
          <table:table-cell table:style-name="ce4" table:formula="of:=[.$D52] * POWER(3/2;[.I$4]-1)*[.$E52]" office:value-type="float" office:value="4632.51063829788">
            <text:p>4632.51</text:p>
          </table:table-cell>
          <table:table-cell table:style-name="ce4" table:formula="of:=[.$D52] * POWER(3/2;[.J$4]-1)*[.$E52]" office:value-type="float" office:value="6948.76595744681">
            <text:p>6948.77</text:p>
          </table:table-cell>
          <table:table-cell/>
        </table:table-row>
        <table:table-row table:style-name="ro1">
          <table:table-cell/>
          <table:table-cell table:formula="of:=[.B52]" office:value-type="float" office:value="4">
            <text:p>4</text:p>
          </table:table-cell>
          <table:table-cell table:formula="of:=[.C52]/((1-[.C52]/[.C51])+1)" office:value-type="float" office:value="0.583333333333334">
            <text:p>0.58</text:p>
          </table:table-cell>
          <table:table-cell table:formula="of:=[.C53] *  [.B53] * 12" office:value-type="float" office:value="28">
            <text:p>28.00</text:p>
          </table:table-cell>
          <table:table-cell office:value-type="float" office:value="49">
            <text:p>49.00</text:p>
          </table:table-cell>
          <table:table-cell table:style-name="ce4" table:formula="of:=[.$D53] * POWER(3/2;[.F$4]-1)*[.E53]" office:value-type="float" office:value="1372">
            <text:p>1372.00</text:p>
          </table:table-cell>
          <table:table-cell table:style-name="ce4" table:formula="of:=[.$D53] * POWER(3/2;[.G$4]-1)*[.$E53]" office:value-type="float" office:value="2058">
            <text:p>2058.00</text:p>
          </table:table-cell>
          <table:table-cell table:style-name="ce4" table:formula="of:=[.$D53] * POWER(3/2;[.H$4]-1)*[.$E53]" office:value-type="float" office:value="3087">
            <text:p>3087.00</text:p>
          </table:table-cell>
          <table:table-cell table:style-name="ce4" table:formula="of:=[.$D53] * POWER(3/2;[.I$4]-1)*[.$E53]" office:value-type="float" office:value="4630.5">
            <text:p>4630.50</text:p>
          </table:table-cell>
          <table:table-cell table:style-name="ce4" table:formula="of:=[.$D53] * POWER(3/2;[.J$4]-1)*[.$E53]" office:value-type="float" office:value="6945.75000000001">
            <text:p>6945.75</text:p>
          </table:table-cell>
          <table:table-cell/>
        </table:table-row>
        <table:table-row table:style-name="ro1">
          <table:table-cell/>
          <table:table-cell table:formula="of:=[.B53]" office:value-type="float" office:value="4">
            <text:p>4</text:p>
          </table:table-cell>
          <table:table-cell table:formula="of:=[.C53]/((1-[.C53]/[.C52])+1)" office:value-type="float" office:value="0.571428571428572">
            <text:p>0.57</text:p>
          </table:table-cell>
          <table:table-cell table:formula="of:=[.C54] *  [.B54] * 12" office:value-type="float" office:value="27.4285714285714">
            <text:p>27.43</text:p>
          </table:table-cell>
          <table:table-cell office:value-type="float" office:value="50">
            <text:p>50.00</text:p>
          </table:table-cell>
          <table:table-cell table:style-name="ce4" table:formula="of:=[.$D54] * POWER(3/2;[.F$4]-1)*[.E54]" office:value-type="float" office:value="1371.42857142857">
            <text:p>1371.43</text:p>
          </table:table-cell>
          <table:table-cell table:style-name="ce4" table:formula="of:=[.$D54] * POWER(3/2;[.G$4]-1)*[.$E54]" office:value-type="float" office:value="2057.14285714286">
            <text:p>2057.14</text:p>
          </table:table-cell>
          <table:table-cell table:style-name="ce4" table:formula="of:=[.$D54] * POWER(3/2;[.H$4]-1)*[.$E54]" office:value-type="float" office:value="3085.71428571429">
            <text:p>3085.71</text:p>
          </table:table-cell>
          <table:table-cell table:style-name="ce4" table:formula="of:=[.$D54] * POWER(3/2;[.I$4]-1)*[.$E54]" office:value-type="float" office:value="4628.57142857143">
            <text:p>4628.57</text:p>
          </table:table-cell>
          <table:table-cell table:style-name="ce4" table:formula="of:=[.$D54] * POWER(3/2;[.J$4]-1)*[.$E54]" office:value-type="float" office:value="6942.85714285715">
            <text:p>6942.86</text:p>
          </table:table-cell>
          <table:table-cell/>
        </table:table-row>
        <table:table-row table:style-name="ro1">
          <table:table-cell/>
          <table:table-cell table:formula="of:=[.B54]" office:value-type="float" office:value="4">
            <text:p>4</text:p>
          </table:table-cell>
          <table:table-cell table:formula="of:=[.C54]/((1-[.C54]/[.C53])+1)" office:value-type="float" office:value="0.56">
            <text:p>0.56</text:p>
          </table:table-cell>
          <table:table-cell table:formula="of:=[.C55] *  [.B55] * 12" office:value-type="float" office:value="26.88">
            <text:p>26.88</text:p>
          </table:table-cell>
          <table:table-cell office:value-type="float" office:value="51">
            <text:p>51.00</text:p>
          </table:table-cell>
          <table:table-cell table:style-name="ce4" table:formula="of:=[.$D55] * POWER(3/2;[.F$4]-1)*[.E55]" office:value-type="float" office:value="1370.88">
            <text:p>1370.88</text:p>
          </table:table-cell>
          <table:table-cell table:style-name="ce4" table:formula="of:=[.$D55] * POWER(3/2;[.G$4]-1)*[.$E55]" office:value-type="float" office:value="2056.32">
            <text:p>2056.32</text:p>
          </table:table-cell>
          <table:table-cell table:style-name="ce4" table:formula="of:=[.$D55] * POWER(3/2;[.H$4]-1)*[.$E55]" office:value-type="float" office:value="3084.48">
            <text:p>3084.48</text:p>
          </table:table-cell>
          <table:table-cell table:style-name="ce4" table:formula="of:=[.$D55] * POWER(3/2;[.I$4]-1)*[.$E55]" office:value-type="float" office:value="4626.72">
            <text:p>4626.72</text:p>
          </table:table-cell>
          <table:table-cell table:style-name="ce4" table:formula="of:=[.$D55] * POWER(3/2;[.J$4]-1)*[.$E55]" office:value-type="float" office:value="6940.08">
            <text:p>6940.08</text:p>
          </table:table-cell>
          <table:table-cell/>
        </table:table-row>
        <table:table-row table:style-name="ro1">
          <table:table-cell/>
          <table:table-cell table:formula="of:=[.B55]" office:value-type="float" office:value="4">
            <text:p>4</text:p>
          </table:table-cell>
          <table:table-cell table:formula="of:=[.C55]/((1-[.C55]/[.C54])+1)" office:value-type="float" office:value="0.549019607843137">
            <text:p>0.55</text:p>
          </table:table-cell>
          <table:table-cell table:formula="of:=[.C56] *  [.B56] * 12" office:value-type="float" office:value="26.3529411764706">
            <text:p>26.35</text:p>
          </table:table-cell>
          <table:table-cell office:value-type="float" office:value="52">
            <text:p>52.00</text:p>
          </table:table-cell>
          <table:table-cell table:style-name="ce4" table:formula="of:=[.$D56] * POWER(3/2;[.F$4]-1)*[.E56]" office:value-type="float" office:value="1370.35294117647">
            <text:p>1370.35</text:p>
          </table:table-cell>
          <table:table-cell table:style-name="ce4" table:formula="of:=[.$D56] * POWER(3/2;[.G$4]-1)*[.$E56]" office:value-type="float" office:value="2055.52941176471">
            <text:p>2055.53</text:p>
          </table:table-cell>
          <table:table-cell table:style-name="ce4" table:formula="of:=[.$D56] * POWER(3/2;[.H$4]-1)*[.$E56]" office:value-type="float" office:value="3083.29411764706">
            <text:p>3083.29</text:p>
          </table:table-cell>
          <table:table-cell table:style-name="ce4" table:formula="of:=[.$D56] * POWER(3/2;[.I$4]-1)*[.$E56]" office:value-type="float" office:value="4624.94117647059">
            <text:p>4624.94</text:p>
          </table:table-cell>
          <table:table-cell table:style-name="ce4" table:formula="of:=[.$D56] * POWER(3/2;[.J$4]-1)*[.$E56]" office:value-type="float" office:value="6937.41176470588">
            <text:p>6937.41</text:p>
          </table:table-cell>
          <table:table-cell/>
        </table:table-row>
        <table:table-row table:style-name="ro1">
          <table:table-cell/>
          <table:table-cell table:formula="of:=[.B56]" office:value-type="float" office:value="4">
            <text:p>4</text:p>
          </table:table-cell>
          <table:table-cell table:formula="of:=[.C56]/((1-[.C56]/[.C55])+1)" office:value-type="float" office:value="0.538461538461538">
            <text:p>0.54</text:p>
          </table:table-cell>
          <table:table-cell table:formula="of:=[.C57] *  [.B57] * 12" office:value-type="float" office:value="25.8461538461538">
            <text:p>25.85</text:p>
          </table:table-cell>
          <table:table-cell office:value-type="float" office:value="53">
            <text:p>53.00</text:p>
          </table:table-cell>
          <table:table-cell table:style-name="ce4" table:formula="of:=[.$D57] * POWER(3/2;[.F$4]-1)*[.E57]" office:value-type="float" office:value="1369.84615384615">
            <text:p>1369.85</text:p>
          </table:table-cell>
          <table:table-cell table:style-name="ce4" table:formula="of:=[.$D57] * POWER(3/2;[.G$4]-1)*[.$E57]" office:value-type="float" office:value="2054.76923076923">
            <text:p>2054.77</text:p>
          </table:table-cell>
          <table:table-cell table:style-name="ce4" table:formula="of:=[.$D57] * POWER(3/2;[.H$4]-1)*[.$E57]" office:value-type="float" office:value="3082.15384615385">
            <text:p>3082.15</text:p>
          </table:table-cell>
          <table:table-cell table:style-name="ce4" table:formula="of:=[.$D57] * POWER(3/2;[.I$4]-1)*[.$E57]" office:value-type="float" office:value="4623.23076923077">
            <text:p>4623.23</text:p>
          </table:table-cell>
          <table:table-cell table:style-name="ce4" table:formula="of:=[.$D57] * POWER(3/2;[.J$4]-1)*[.$E57]" office:value-type="float" office:value="6934.84615384615">
            <text:p>6934.85</text:p>
          </table:table-cell>
          <table:table-cell/>
        </table:table-row>
        <table:table-row table:style-name="ro1">
          <table:table-cell/>
          <table:table-cell table:formula="of:=[.B57]" office:value-type="float" office:value="4">
            <text:p>4</text:p>
          </table:table-cell>
          <table:table-cell table:formula="of:=[.C57]/((1-[.C57]/[.C56])+1)" office:value-type="float" office:value="0.528301886792453">
            <text:p>0.53</text:p>
          </table:table-cell>
          <table:table-cell table:formula="of:=[.C58] *  [.B58] * 12" office:value-type="float" office:value="25.3584905660377">
            <text:p>25.36</text:p>
          </table:table-cell>
          <table:table-cell office:value-type="float" office:value="54">
            <text:p>54.00</text:p>
          </table:table-cell>
          <table:table-cell table:style-name="ce4" table:formula="of:=[.$D58] * POWER(3/2;[.F$4]-1)*[.E58]" office:value-type="float" office:value="1369.35849056604">
            <text:p>1369.36</text:p>
          </table:table-cell>
          <table:table-cell table:style-name="ce4" table:formula="of:=[.$D58] * POWER(3/2;[.G$4]-1)*[.$E58]" office:value-type="float" office:value="2054.03773584906">
            <text:p>2054.04</text:p>
          </table:table-cell>
          <table:table-cell table:style-name="ce4" table:formula="of:=[.$D58] * POWER(3/2;[.H$4]-1)*[.$E58]" office:value-type="float" office:value="3081.05660377358">
            <text:p>3081.06</text:p>
          </table:table-cell>
          <table:table-cell table:style-name="ce4" table:formula="of:=[.$D58] * POWER(3/2;[.I$4]-1)*[.$E58]" office:value-type="float" office:value="4621.58490566037">
            <text:p>4621.58</text:p>
          </table:table-cell>
          <table:table-cell table:style-name="ce4" table:formula="of:=[.$D58] * POWER(3/2;[.J$4]-1)*[.$E58]" office:value-type="float" office:value="6932.37735849056">
            <text:p>6932.38</text:p>
          </table:table-cell>
          <table:table-cell/>
        </table:table-row>
        <table:table-row table:style-name="ro1">
          <table:table-cell/>
          <table:table-cell table:formula="of:=[.B58]" office:value-type="float" office:value="4">
            <text:p>4</text:p>
          </table:table-cell>
          <table:table-cell table:formula="of:=[.C58]/((1-[.C58]/[.C57])+1)" office:value-type="float" office:value="0.518518518518518">
            <text:p>0.52</text:p>
          </table:table-cell>
          <table:table-cell table:formula="of:=[.C59] *  [.B59] * 12" office:value-type="float" office:value="24.8888888888889">
            <text:p>24.89</text:p>
          </table:table-cell>
          <table:table-cell office:value-type="float" office:value="55">
            <text:p>55.00</text:p>
          </table:table-cell>
          <table:table-cell table:style-name="ce4" table:formula="of:=[.$D59] * POWER(3/2;[.F$4]-1)*[.E59]" office:value-type="float" office:value="1368.88888888889">
            <text:p>1368.89</text:p>
          </table:table-cell>
          <table:table-cell table:style-name="ce4" table:formula="of:=[.$D59] * POWER(3/2;[.G$4]-1)*[.$E59]" office:value-type="float" office:value="2053.33333333333">
            <text:p>2053.33</text:p>
          </table:table-cell>
          <table:table-cell table:style-name="ce4" table:formula="of:=[.$D59] * POWER(3/2;[.H$4]-1)*[.$E59]" office:value-type="float" office:value="3080">
            <text:p>3080.00</text:p>
          </table:table-cell>
          <table:table-cell table:style-name="ce4" table:formula="of:=[.$D59] * POWER(3/2;[.I$4]-1)*[.$E59]" office:value-type="float" office:value="4620">
            <text:p>4620.00</text:p>
          </table:table-cell>
          <table:table-cell table:style-name="ce4" table:formula="of:=[.$D59] * POWER(3/2;[.J$4]-1)*[.$E59]" office:value-type="float" office:value="6930">
            <text:p>6930.00</text:p>
          </table:table-cell>
          <table:table-cell/>
        </table:table-row>
        <table:table-row table:style-name="ro1" table:number-rows-repeated="104851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3" table:default-cell-style-name="ce8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>
            <text:p>b</text:p>
          </table:table-cell>
          <table:table-cell office:value-type="float" office:value="20">
            <text:p>20</text:p>
          </table:table-cell>
          <table:table-cell table:style-name="Default" table:number-columns-repeated="4"/>
          <table:table-cell office:value-type="float" office:value="12.5">
            <text:p>12.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>
            <text:p>f</text:p>
          </table:table-cell>
          <table:table-cell/>
          <table:table-cell table:style-name="Default" table:number-columns-repeated="4"/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dominios</text:p>
          </table:table-cell>
          <table:table-cell table:style-name="Default" office:value-type="string">
            <text:p>mes</text:p>
          </table:table-cell>
          <table:table-cell table:style-name="Default" office:value-type="string">
            <text:p>año</text:p>
          </table:table-cell>
          <table:table-cell table:style-name="Default" office:value-type="string">
            <text:p>total</text:p>
          </table:table-cell>
          <table:table-cell/>
          <table:table-cell office:value-type="string">
            <text:p>dominios</text:p>
          </table:table-cell>
          <table:table-cell office:value-type="string">
            <text:p>mes</text:p>
          </table:table-cell>
          <table:table-cell office:value-type="string">
            <text:p>año</text:p>
          </table:table-cell>
          <table:table-cell office:value-type="string">
            <text:p>total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[.B$4] * POWER(2.718;(1- [.C8])/[.C8:.C8])" office:value-type="float" office:value="20">
            <text:p>20.00</text:p>
          </table:table-cell>
          <table:table-cell table:formula="of:=12*[.D8]" office:value-type="float" office:value="240">
            <text:p>240.00</text:p>
          </table:table-cell>
          <table:table-cell table:formula="of:=[.E8]*[.C8]" office:value-type="float" office:value="240">
            <text:p>240.00</text:p>
          </table:table-cell>
          <table:table-cell/>
          <table:table-cell table:style-name="ce6" office:value-type="float" office:value="16">
            <text:p>16</text:p>
          </table:table-cell>
          <table:table-cell table:style-name="ce8" table:formula="of:=[.G$4] * POWER(2.718;(1- [.H8])/[.G$6])" office:value-type="float" office:value="7.58202630465457">
            <text:p>7.58</text:p>
          </table:table-cell>
          <table:table-cell table:style-name="ce8" table:formula="of:=12*[.I8]" office:value-type="float" office:value="90.9843156558549">
            <text:p>90.98</text:p>
          </table:table-cell>
          <table:table-cell table:style-name="ce8" table:formula="of:=[.J8]*[.H8]" office:value-type="float" office:value="1455.74905049368">
            <text:p>1455.75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[.B$4] * POWER(2.718;(1- [.C9])/[.C9:.C9])" office:value-type="float" office:value="12.1312420874473">
            <text:p>12.13</text:p>
          </table:table-cell>
          <table:table-cell table:formula="of:=12*[.D9]" office:value-type="float" office:value="145.574905049368">
            <text:p>145.57</text:p>
          </table:table-cell>
          <table:table-cell table:formula="of:=[.E9]*[.C9]" office:value-type="float" office:value="291.149810098736">
            <text:p>291.15</text:p>
          </table:table-cell>
          <table:table-cell/>
          <table:table-cell table:style-name="ce6" office:value-type="float" office:value="17">
            <text:p>17</text:p>
          </table:table-cell>
          <table:table-cell table:style-name="ce8" table:formula="of:=[.G$4] * POWER(2.718;(1- [.H9])/[.G$6])" office:value-type="float" office:value="7.3334832616584">
            <text:p>7.33</text:p>
          </table:table-cell>
          <table:table-cell table:style-name="ce8" table:formula="of:=12*[.I9]" office:value-type="float" office:value="88.0017991399008">
            <text:p>88.00</text:p>
          </table:table-cell>
          <table:table-cell table:style-name="ce8" table:formula="of:=[.J9]*[.H9]" office:value-type="float" office:value="1496.03058537831">
            <text:p>1496.03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[.B$4] * POWER(2.718;(1- [.C10])/[.C10:.C10])" office:value-type="float" office:value="10.2690521822464">
            <text:p>10.27</text:p>
          </table:table-cell>
          <table:table-cell table:formula="of:=12*[.D10]" office:value-type="float" office:value="123.228626186957">
            <text:p>123.23</text:p>
          </table:table-cell>
          <table:table-cell table:formula="of:=[.E10]*[.C10]" office:value-type="float" office:value="369.68587856087">
            <text:p>369.69</text:p>
          </table:table-cell>
          <table:table-cell/>
          <table:table-cell table:style-name="ce6" office:value-type="float" office:value="18">
            <text:p>18</text:p>
          </table:table-cell>
          <table:table-cell table:style-name="ce8" table:formula="of:=[.G$4] * POWER(2.718;(1- [.H10])/[.G$6])" office:value-type="float" office:value="7.0930875979695">
            <text:p>7.09</text:p>
          </table:table-cell>
          <table:table-cell table:style-name="ce8" table:formula="of:=12*[.I10]" office:value-type="float" office:value="85.1170511756341">
            <text:p>85.12</text:p>
          </table:table-cell>
          <table:table-cell table:style-name="ce8" table:formula="of:=[.J10]*[.H10]" office:value-type="float" office:value="1532.10692116141">
            <text:p>1532.1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[.B$4] * POWER(2.718;(1- [.C11])/[.C11:.C11])" office:value-type="float" office:value="9.44806573811091">
            <text:p>9.45</text:p>
          </table:table-cell>
          <table:table-cell table:formula="of:=12*[.D11]" office:value-type="float" office:value="113.376788857331">
            <text:p>113.38</text:p>
          </table:table-cell>
          <table:table-cell table:formula="of:=[.E11]*[.C11]" office:value-type="float" office:value="453.507155429324">
            <text:p>453.51</text:p>
          </table:table-cell>
          <table:table-cell/>
          <table:table-cell table:style-name="ce6" office:value-type="float" office:value="19">
            <text:p>19</text:p>
          </table:table-cell>
          <table:table-cell table:style-name="ce8" table:formula="of:=[.G$4] * POWER(2.718;(1- [.H11])/[.G$6])" office:value-type="float" office:value="6.86057223795875">
            <text:p>6.86</text:p>
          </table:table-cell>
          <table:table-cell table:style-name="ce8" table:formula="of:=12*[.I11]" office:value-type="float" office:value="82.326866855505">
            <text:p>82.33</text:p>
          </table:table-cell>
          <table:table-cell table:style-name="ce8" table:formula="of:=[.J11]*[.H11]" office:value-type="float" office:value="1564.21047025459">
            <text:p>1564.21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[.B$4] * POWER(2.718;(1- [.C12])/[.C12:.C12])" office:value-type="float" office:value="8.98732472679803">
            <text:p>8.99</text:p>
          </table:table-cell>
          <table:table-cell table:formula="of:=12*[.D12]" office:value-type="float" office:value="107.847896721576">
            <text:p>107.85</text:p>
          </table:table-cell>
          <table:table-cell table:formula="of:=[.E12]*[.C12]" office:value-type="float" office:value="539.239483607882">
            <text:p>539.24</text:p>
          </table:table-cell>
          <table:table-cell/>
          <table:table-cell table:style-name="ce6" office:value-type="float" office:value="20">
            <text:p>20</text:p>
          </table:table-cell>
          <table:table-cell table:style-name="ce8" table:formula="of:=[.G$4] * POWER(2.718;(1- [.H12])/[.G$6])" office:value-type="float" office:value="6.63567886088479">
            <text:p>6.64</text:p>
          </table:table-cell>
          <table:table-cell table:style-name="ce8" table:formula="of:=12*[.I12]" office:value-type="float" office:value="79.6281463306175">
            <text:p>79.63</text:p>
          </table:table-cell>
          <table:table-cell table:style-name="ce8" table:formula="of:=[.J12]*[.H12]" office:value-type="float" office:value="1592.56292661235">
            <text:p>1592.56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[.B$4] * POWER(2.718;(1- [.C13])/[.C13:.C13])" office:value-type="float" office:value="8.69271521922855">
            <text:p>8.69</text:p>
          </table:table-cell>
          <table:table-cell table:formula="of:=12*[.D13]" office:value-type="float" office:value="104.312582630743">
            <text:p>104.31</text:p>
          </table:table-cell>
          <table:table-cell table:formula="of:=[.E13]*[.C13]" office:value-type="float" office:value="625.875495784456">
            <text:p>625.88</text:p>
          </table:table-cell>
          <table:table-cell/>
          <table:table-cell table:style-name="ce6" office:value-type="float" office:value="21">
            <text:p>21</text:p>
          </table:table-cell>
          <table:table-cell table:style-name="ce8" table:formula="of:=[.G$4] * POWER(2.718;(1- [.H13])/[.G$6])" office:value-type="float" office:value="6.41815761390399">
            <text:p>6.42</text:p>
          </table:table-cell>
          <table:table-cell table:style-name="ce8" table:formula="of:=12*[.I13]" office:value-type="float" office:value="77.0178913668479">
            <text:p>77.02</text:p>
          </table:table-cell>
          <table:table-cell table:style-name="ce8" table:formula="of:=[.J13]*[.H13]" office:value-type="float" office:value="1617.37571870381">
            <text:p>1617.38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[.B$4] * POWER(2.718;(1- [.C14])/[.C14:.C14])" office:value-type="float" office:value="8.48821124630081">
            <text:p>8.49</text:p>
          </table:table-cell>
          <table:table-cell table:formula="of:=12*[.D14]" office:value-type="float" office:value="101.85853495561">
            <text:p>101.86</text:p>
          </table:table-cell>
          <table:table-cell table:formula="of:=[.E14]*[.C14]" office:value-type="float" office:value="713.009744689268">
            <text:p>713.01</text:p>
          </table:table-cell>
          <table:table-cell/>
          <table:table-cell table:style-name="ce6" office:value-type="float" office:value="22">
            <text:p>22</text:p>
          </table:table-cell>
          <table:table-cell table:style-name="ce8" table:formula="of:=[.G$4] * POWER(2.718;(1- [.H14])/[.G$6])" office:value-type="float" office:value="6.20776683448801">
            <text:p>6.21</text:p>
          </table:table-cell>
          <table:table-cell table:style-name="ce8" table:formula="of:=12*[.I14]" office:value-type="float" office:value="74.4932020138561">
            <text:p>74.49</text:p>
          </table:table-cell>
          <table:table-cell table:style-name="ce8" table:formula="of:=[.J14]*[.H14]" office:value-type="float" office:value="1638.85044430483">
            <text:p>1638.85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[.B$4] * POWER(2.718;(1- [.C15])/[.C15:.C15])" office:value-type="float" office:value="8.33799681348843">
            <text:p>8.34</text:p>
          </table:table-cell>
          <table:table-cell table:formula="of:=12*[.D15]" office:value-type="float" office:value="100.055961761861">
            <text:p>100.06</text:p>
          </table:table-cell>
          <table:table-cell table:formula="of:=[.E15]*[.C15]" office:value-type="float" office:value="800.44769409489">
            <text:p>800.45</text:p>
          </table:table-cell>
          <table:table-cell/>
          <table:table-cell table:style-name="ce6" office:value-type="float" office:value="23">
            <text:p>23</text:p>
          </table:table-cell>
          <table:table-cell table:style-name="ce8" table:formula="of:=[.G$4] * POWER(2.718;(1- [.H15])/[.G$6])" office:value-type="float" office:value="6.00427278194071">
            <text:p>6.00</text:p>
          </table:table-cell>
          <table:table-cell table:style-name="ce8" table:formula="of:=12*[.I15]" office:value-type="float" office:value="72.0512733832885">
            <text:p>72.05</text:p>
          </table:table-cell>
          <table:table-cell table:style-name="ce8" table:formula="of:=[.J15]*[.H15]" office:value-type="float" office:value="1657.17928781564">
            <text:p>1657.18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[.B$4] * POWER(2.718;(1- [.C16])/[.C16:.C16])" office:value-type="float" office:value="8.22300363845489">
            <text:p>8.22</text:p>
          </table:table-cell>
          <table:table-cell table:formula="of:=12*[.D16]" office:value-type="float" office:value="98.6760436614587">
            <text:p>98.68</text:p>
          </table:table-cell>
          <table:table-cell table:formula="of:=[.E16]*[.C16]" office:value-type="float" office:value="888.084392953128">
            <text:p>888.08</text:p>
          </table:table-cell>
          <table:table-cell/>
          <table:table-cell table:style-name="ce6" office:value-type="float" office:value="24">
            <text:p>24</text:p>
          </table:table-cell>
          <table:table-cell table:style-name="ce8" table:formula="of:=[.G$4] * POWER(2.718;(1- [.H16])/[.G$6])" office:value-type="float" office:value="5.8074493777161">
            <text:p>5.81</text:p>
          </table:table-cell>
          <table:table-cell table:style-name="ce8" table:formula="of:=12*[.I16]" office:value-type="float" office:value="69.6893925325932">
            <text:p>69.69</text:p>
          </table:table-cell>
          <table:table-cell table:style-name="ce8" table:formula="of:=[.J16]*[.H16]" office:value-type="float" office:value="1672.54542078224">
            <text:p>1672.55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[.B$4] * POWER(2.718;(1- [.C17])/[.C17:.C17])" office:value-type="float" office:value="8.13215201803495">
            <text:p>8.13</text:p>
          </table:table-cell>
          <table:table-cell table:formula="of:=12*[.D17]" office:value-type="float" office:value="97.5858242164195">
            <text:p>97.59</text:p>
          </table:table-cell>
          <table:table-cell table:formula="of:=[.E17]*[.C17]" office:value-type="float" office:value="975.858242164195">
            <text:p>975.86</text:p>
          </table:table-cell>
          <table:table-cell/>
          <table:table-cell table:style-name="ce6" office:value-type="float" office:value="25">
            <text:p>25</text:p>
          </table:table-cell>
          <table:table-cell table:style-name="ce8" table:formula="of:=[.G$4] * POWER(2.718;(1- [.H17])/[.G$6])" office:value-type="float" office:value="5.61707795424877">
            <text:p>5.62</text:p>
          </table:table-cell>
          <table:table-cell table:style-name="ce8" table:formula="of:=12*[.I17]" office:value-type="float" office:value="67.4049354509853">
            <text:p>67.40</text:p>
          </table:table-cell>
          <table:table-cell table:style-name="ce8" table:formula="of:=[.J17]*[.H17]" office:value-type="float" office:value="1685.12338627463">
            <text:p>1685.12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[.B$4] * POWER(2.718;(1- [.C18])/[.C18:.C18])" office:value-type="float" office:value="8.05856598254828">
            <text:p>8.06</text:p>
          </table:table-cell>
          <table:table-cell table:formula="of:=12*[.D18]" office:value-type="float" office:value="96.7027917905793">
            <text:p>96.70</text:p>
          </table:table-cell>
          <table:table-cell table:formula="of:=[.E18]*[.C18]" office:value-type="float" office:value="1063.73070969637">
            <text:p>1063.73</text:p>
          </table:table-cell>
          <table:table-cell/>
          <table:table-cell table:style-name="ce6" office:value-type="float" office:value="26">
            <text:p>26</text:p>
          </table:table-cell>
          <table:table-cell table:style-name="ce8" table:formula="of:=[.G$4] * POWER(2.718;(1- [.H18])/[.G$6])" office:value-type="float" office:value="5.43294701201785">
            <text:p>5.43</text:p>
          </table:table-cell>
          <table:table-cell table:style-name="ce8" table:formula="of:=12*[.I18]" office:value-type="float" office:value="65.1953641442141">
            <text:p>65.20</text:p>
          </table:table-cell>
          <table:table-cell table:style-name="ce8" table:formula="of:=[.J18]*[.H18]" office:value-type="float" office:value="1695.07946774957">
            <text:p>1695.08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[.B$4] * POWER(2.718;(1- [.C19])/[.C19:.C19])" office:value-type="float" office:value="7.99775318855012">
            <text:p>8.00</text:p>
          </table:table-cell>
          <table:table-cell table:formula="of:=12*[.D19]" office:value-type="float" office:value="95.9730382626014">
            <text:p>95.97</text:p>
          </table:table-cell>
          <table:table-cell table:formula="of:=[.E19]*[.C19]" office:value-type="float" office:value="1151.67645915122">
            <text:p>1151.68</text:p>
          </table:table-cell>
          <table:table-cell/>
          <table:table-cell table:style-name="ce6" office:value-type="float" office:value="27">
            <text:p>27</text:p>
          </table:table-cell>
          <table:table-cell table:style-name="ce8" table:formula="of:=[.G$4] * POWER(2.718;(1- [.H19])/[.G$6])" office:value-type="float" office:value="5.25485198457446">
            <text:p>5.25</text:p>
          </table:table-cell>
          <table:table-cell table:style-name="ce8" table:formula="of:=12*[.I19]" office:value-type="float" office:value="63.0582238148936">
            <text:p>63.06</text:p>
          </table:table-cell>
          <table:table-cell table:style-name="ce8" table:formula="of:=[.J19]*[.H19]" office:value-type="float" office:value="1702.57204300213">
            <text:p>1702.57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[.B$4] * POWER(2.718;(1- [.C20])/[.C20:.C20])" office:value-type="float" office:value="7.94665479042925">
            <text:p>7.95</text:p>
          </table:table-cell>
          <table:table-cell table:formula="of:=12*[.D20]" office:value-type="float" office:value="95.3598574851509">
            <text:p>95.36</text:p>
          </table:table-cell>
          <table:table-cell table:formula="of:=[.E20]*[.C20]" office:value-type="float" office:value="1239.67814730696">
            <text:p>1239.68</text:p>
          </table:table-cell>
          <table:table-cell/>
          <table:table-cell table:style-name="ce6" office:value-type="float" office:value="28">
            <text:p>28</text:p>
          </table:table-cell>
          <table:table-cell table:style-name="ce8" table:formula="of:=[.G$4] * POWER(2.718;(1- [.H20])/[.G$6])" office:value-type="float" office:value="5.08259501127185">
            <text:p>5.08</text:p>
          </table:table-cell>
          <table:table-cell table:style-name="ce8" table:formula="of:=12*[.I20]" office:value-type="float" office:value="60.9911401352622">
            <text:p>60.99</text:p>
          </table:table-cell>
          <table:table-cell table:style-name="ce8" table:formula="of:=[.J20]*[.H20]" office:value-type="float" office:value="1707.75192378734">
            <text:p>1707.75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[.B$4] * POWER(2.718;(1- [.C21])/[.C21:.C21])" office:value-type="float" office:value="7.90311608810979">
            <text:p>7.90</text:p>
          </table:table-cell>
          <table:table-cell table:formula="of:=12*[.D21]" office:value-type="float" office:value="94.8373930573175">
            <text:p>94.84</text:p>
          </table:table-cell>
          <table:table-cell table:formula="of:=[.E21]*[.C21]" office:value-type="float" office:value="1327.72350280245">
            <text:p>1327.72</text:p>
          </table:table-cell>
          <table:table-cell/>
          <table:table-cell table:style-name="ce6" office:value-type="float" office:value="29">
            <text:p>29</text:p>
          </table:table-cell>
          <table:table-cell table:style-name="ce8" table:formula="of:=[.G$4] * POWER(2.718;(1- [.H21])/[.G$6])" office:value-type="float" office:value="4.91598471744536">
            <text:p>4.92</text:p>
          </table:table-cell>
          <table:table-cell table:style-name="ce8" table:formula="of:=12*[.I21]" office:value-type="float" office:value="58.9918166093443">
            <text:p>58.99</text:p>
          </table:table-cell>
          <table:table-cell table:style-name="ce8" table:formula="of:=[.J21]*[.H21]" office:value-type="float" office:value="1710.76268167098">
            <text:p>1710.76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[.B$4] * POWER(2.718;(1- [.C22])/[.C22:.C22])" office:value-type="float" office:value="7.86557554791257">
            <text:p>7.87</text:p>
          </table:table-cell>
          <table:table-cell table:formula="of:=12*[.D22]" office:value-type="float" office:value="94.3869065749508">
            <text:p>94.39</text:p>
          </table:table-cell>
          <table:table-cell table:formula="of:=[.E22]*[.C22]" office:value-type="float" office:value="1415.80359862426">
            <text:p>1415.80</text:p>
          </table:table-cell>
          <table:table-cell/>
          <table:table-cell table:style-name="ce6" office:value-type="float" office:value="30">
            <text:p>30</text:p>
          </table:table-cell>
          <table:table-cell table:style-name="ce8" table:formula="of:=[.G$4] * POWER(2.718;(1- [.H22])/[.G$6])" office:value-type="float" office:value="4.75483600179839">
            <text:p>4.75</text:p>
          </table:table-cell>
          <table:table-cell table:style-name="ce8" table:formula="of:=12*[.I22]" office:value-type="float" office:value="57.0580320215807">
            <text:p>57.06</text:p>
          </table:table-cell>
          <table:table-cell table:style-name="ce8" table:formula="of:=[.J22]*[.H22]" office:value-type="float" office:value="1711.74096064742">
            <text:p>1711.74</text:p>
          </table:table-cell>
        </table:table-row>
        <table:table-row table:style-name="ro1">
          <table:table-cell table:number-columns-repeated="2"/>
          <table:table-cell table:style-name="ce7" office:value-type="float" office:value="16">
            <text:p>16</text:p>
          </table:table-cell>
          <table:table-cell table:formula="of:=[.B$4] * POWER(2.718;(1- [.C23])/[.C23:.C23])" office:value-type="float" office:value="7.83287388323738">
            <text:p>7.83</text:p>
          </table:table-cell>
          <table:table-cell table:style-name="ce9" table:formula="of:=12*[.D23]" office:value-type="float" office:value="93.9944865988486">
            <text:p>93.99</text:p>
          </table:table-cell>
          <table:table-cell table:style-name="ce9" table:formula="of:=[.E23]*[.C23]" office:value-type="float" office:value="1503.91178558158">
            <text:p>1503.91</text:p>
          </table:table-cell>
          <table:table-cell/>
          <table:table-cell table:style-name="ce7" office:value-type="float" office:value="31">
            <text:p>31</text:p>
          </table:table-cell>
          <table:table-cell table:style-name="ce9" table:formula="of:=[.G$4] * POWER(2.718;(1- [.H23])/[.G$6])" office:value-type="float" office:value="4.59896983075791">
            <text:p>4.60</text:p>
          </table:table-cell>
          <table:table-cell table:style-name="ce9" table:formula="of:=12*[.I23]" office:value-type="float" office:value="55.1876379690949">
            <text:p>55.19</text:p>
          </table:table-cell>
          <table:table-cell table:style-name="ce9" table:formula="of:=[.J23]*[.H23]" office:value-type="float" office:value="1710.81677704194">
            <text:p>1710.82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[.B$4] * POWER(2.718;(1- [.C24])/[.C24:.C24])" office:value-type="float" office:value="7.80413239911384">
            <text:p>7.80</text:p>
          </table:table-cell>
          <table:table-cell table:formula="of:=12*[.D24]" office:value-type="float" office:value="93.6495887893661">
            <text:p>93.65</text:p>
          </table:table-cell>
          <table:table-cell table:formula="of:=[.E24]*[.C24]" office:value-type="float" office:value="1592.04300941922">
            <text:p>1592.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[.B$4] * POWER(2.718;(1- [.C25])/[.C25:.C25])" office:value-type="float" office:value="7.77867296152413">
            <text:p>7.78</text:p>
          </table:table-cell>
          <table:table-cell table:formula="of:=12*[.D25]" office:value-type="float" office:value="93.3440755382895">
            <text:p>93.34</text:p>
          </table:table-cell>
          <table:table-cell table:formula="of:=[.E25]*[.C25]" office:value-type="float" office:value="1680.19335968921">
            <text:p>1680.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[.B$4] * POWER(2.718;(1- [.C26])/[.C26:.C26])" office:value-type="float" office:value="7.75596387515764">
            <text:p>7.76</text:p>
          </table:table-cell>
          <table:table-cell table:formula="of:=12*[.D26]" office:value-type="float" office:value="93.0715665018917">
            <text:p>93.07</text:p>
          </table:table-cell>
          <table:table-cell table:formula="of:=[.E26]*[.C26]" office:value-type="float" office:value="1768.35976353594">
            <text:p>1768.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[.B$4] * POWER(2.718;(1- [.C27])/[.C27:.C27])" office:value-type="float" office:value="7.73558238687481">
            <text:p>7.74</text:p>
          </table:table-cell>
          <table:table-cell table:formula="of:=12*[.D27]" office:value-type="float" office:value="92.8269886424977">
            <text:p>92.83</text:p>
          </table:table-cell>
          <table:table-cell table:formula="of:=[.E27]*[.C27]" office:value-type="float" office:value="1856.53977284995">
            <text:p>1856.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[.B$4] * POWER(2.718;(1- [.C28])/[.C28:.C28])" office:value-type="float" office:value="7.71718814755648">
            <text:p>7.72</text:p>
          </table:table-cell>
          <table:table-cell table:formula="of:=12*[.D28]" office:value-type="float" office:value="92.6062577706777">
            <text:p>92.61</text:p>
          </table:table-cell>
          <table:table-cell table:formula="of:=[.E28]*[.C28]" office:value-type="float" office:value="1944.73141318423">
            <text:p>1944.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[.B$4] * POWER(2.718;(1- [.C29])/[.C29:.C29])" office:value-type="float" office:value="7.70050407003713">
            <text:p>7.70</text:p>
          </table:table-cell>
          <table:table-cell table:formula="of:=12*[.D29]" office:value-type="float" office:value="92.4060488404455">
            <text:p>92.41</text:p>
          </table:table-cell>
          <table:table-cell table:formula="of:=[.E29]*[.C29]" office:value-type="float" office:value="2032.9330744898">
            <text:p>2032.9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[.B$4] * POWER(2.718;(1- [.C30])/[.C30:.C30])" office:value-type="float" office:value="7.68530228536998">
            <text:p>7.69</text:p>
          </table:table-cell>
          <table:table-cell table:formula="of:=12*[.D30]" office:value-type="float" office:value="92.2236274244398">
            <text:p>92.22</text:p>
          </table:table-cell>
          <table:table-cell table:formula="of:=[.E30]*[.C30]" office:value-type="float" office:value="2121.14343076211">
            <text:p>2121.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[.B$4] * POWER(2.718;(1- [.C31])/[.C31:.C31])" office:value-type="float" office:value="7.67139368073258">
            <text:p>7.67</text:p>
          </table:table-cell>
          <table:table-cell table:formula="of:=12*[.D31]" office:value-type="float" office:value="92.056724168791">
            <text:p>92.06</text:p>
          </table:table-cell>
          <table:table-cell table:formula="of:=[.E31]*[.C31]" office:value-type="float" office:value="2209.36138005098">
            <text:p>2209.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[.B$4] * POWER(2.718;(1- [.C32])/[.C32:.C32])" office:value-type="float" office:value="7.65861999685859">
            <text:p>7.66</text:p>
          </table:table-cell>
          <table:table-cell table:formula="of:=12*[.D32]" office:value-type="float" office:value="91.9034399623031">
            <text:p>91.90</text:p>
          </table:table-cell>
          <table:table-cell table:formula="of:=[.E32]*[.C32]" office:value-type="float" office:value="2297.58599905758">
            <text:p>2297.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[.B$4] * POWER(2.718;(1- [.C33])/[.C33:.C33])" office:value-type="float" office:value="7.6468477831464">
            <text:p>7.65</text:p>
          </table:table-cell>
          <table:table-cell table:formula="of:=12*[.D33]" office:value-type="float" office:value="91.7621733977568">
            <text:p>91.76</text:p>
          </table:table-cell>
          <table:table-cell table:formula="of:=[.E33]*[.C33]" office:value-type="float" office:value="2385.81650834168">
            <text:p>2385.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[.B$4] * POWER(2.718;(1- [.C34])/[.C34:.C34])" office:value-type="float" office:value="7.63596372023139">
            <text:p>7.64</text:p>
          </table:table-cell>
          <table:table-cell table:formula="of:=12*[.D34]" office:value-type="float" office:value="91.6315646427767">
            <text:p>91.63</text:p>
          </table:table-cell>
          <table:table-cell table:formula="of:=[.E34]*[.C34]" office:value-type="float" office:value="2474.05224535497">
            <text:p>2474.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[.B$4] * POWER(2.718;(1- [.C35])/[.C35:.C35])" office:value-type="float" office:value="7.62587096226464">
            <text:p>7.63</text:p>
          </table:table-cell>
          <table:table-cell table:formula="of:=12*[.D35]" office:value-type="float" office:value="91.5104515471757">
            <text:p>91.51</text:p>
          </table:table-cell>
          <table:table-cell table:formula="of:=[.E35]*[.C35]" office:value-type="float" office:value="2562.29264332092">
            <text:p>2562.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[.B$4] * POWER(2.718;(1- [.C36])/[.C36:.C36])" office:value-type="float" office:value="7.61648624866096">
            <text:p>7.62</text:p>
          </table:table-cell>
          <table:table-cell table:formula="of:=12*[.D36]" office:value-type="float" office:value="91.3978349839316">
            <text:p>91.40</text:p>
          </table:table-cell>
          <table:table-cell table:formula="of:=[.E36]*[.C36]" office:value-type="float" office:value="2650.53721453402">
            <text:p>2650.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[.B$4] * POWER(2.718;(1- [.C37])/[.C37:.C37])" office:value-type="float" office:value="7.60773760287743">
            <text:p>7.61</text:p>
          </table:table-cell>
          <table:table-cell table:formula="of:=12*[.D37]" office:value-type="float" office:value="91.2928512345292">
            <text:p>91.29</text:p>
          </table:table-cell>
          <table:table-cell table:formula="of:=[.E37]*[.C37]" office:value-type="float" office:value="2738.78553703588">
            <text:p>2738.7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[.B$4] * POWER(2.718;(1- [.C38])/[.C38:.C38])" office:value-type="float" office:value="7.59956248359578">
            <text:p>7.60</text:p>
          </table:table-cell>
          <table:table-cell table:formula="of:=12*[.D38]" office:value-type="float" office:value="91.1947498031493">
            <text:p>91.19</text:p>
          </table:table-cell>
          <table:table-cell table:formula="of:=[.E38]*[.C38]" office:value-type="float" office:value="2827.03724389763">
            <text:p>2827.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[.B$4] * POWER(2.718;(1- [.C39])/[.C39:.C39])" office:value-type="float" office:value="7.59190628784526">
            <text:p>7.59</text:p>
          </table:table-cell>
          <table:table-cell table:formula="of:=12*[.D39]" office:value-type="float" office:value="91.1028754541431">
            <text:p>91.10</text:p>
          </table:table-cell>
          <table:table-cell table:formula="of:=[.E39]*[.C39]" office:value-type="float" office:value="2915.29201453258">
            <text:p>2915.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[.B$4] * POWER(2.718;(1- [.C40])/[.C40:.C40])" office:value-type="float" office:value="7.58472113031362">
            <text:p>7.58</text:p>
          </table:table-cell>
          <table:table-cell table:formula="of:=12*[.D40]" office:value-type="float" office:value="91.0166535637635">
            <text:p>91.02</text:p>
          </table:table-cell>
          <table:table-cell table:formula="of:=[.E40]*[.C40]" office:value-type="float" office:value="3003.54956760419">
            <text:p>3003.55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03/11/2011</text:date>, <text:time>20:0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</meta:initial-creator>
    <meta:creation-date>2011-03-10T16:47:16</meta:creation-date>
    <dc:date>2011-03-11T20:03:09</dc:date>
    <dc:creator>Pablo </dc:creator>
    <meta:editing-duration>PT04H48M57S</meta:editing-duration>
    <meta:editing-cycles>5</meta:editing-cycles>
    <meta:generator>OpenOffice.org/3.2$Unix OpenOffice.org_project/320m19$Build-9505</meta:generator>
    <meta:document-statistic meta:table-count="3" meta:cell-count="716" meta:object-count="0"/>
    <meta:user-defined meta:name="qrichtext">1</meta:user-defined>
  </office:meta>
</office:document-meta>
</file>